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細明體" svg:font-family="細明體"/>
    <style:font-face style:name="微軟正黑體" svg:font-family="微軟正黑體"/>
  </office:font-face-decls>
  <office:automatic-styles>
    <style:style style:name="ce1" style:family="table-cell" style:parent-style-name="Default" style:data-style-name="N0">
      <style:text-properties style:font-name="微軟正黑體" style:font-name-asian="微軟正黑體" style:font-name-complex="微軟正黑體"/>
    </style:style>
    <style:style style:name="ce2" style:family="table-cell" style:parent-style-name="Default" style:data-style-name="N56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3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5" style:family="table-cell" style:parent-style-name="Default" style:data-style-name="N56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6" style:family="table-cell" style:parent-style-name="Default" style:data-style-name="N0">
      <style:text-properties style:font-name="微軟正黑體" style:font-name-asian="微軟正黑體" style:font-name-complex="微軟正黑體" fo:font-size="8pt" style:font-size-asian="8pt" style:font-size-complex="8pt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10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11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12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13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14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15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16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17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18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1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22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23" style:family="table-cell" style:parent-style-name="Default" style:data-style-name="N56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24" style:family="table-cell" style:parent-style-name="Default" style:data-style-name="N30">
      <style:text-properties style:font-name="微軟正黑體" style:font-name-asian="微軟正黑體" style:font-name-complex="微軟正黑體" fo:font-size="8pt" style:font-size-asian="8pt" style:font-size-complex="8pt"/>
    </style:style>
    <style:style style:name="ce25" style:family="table-cell" style:parent-style-name="Default" style:data-style-name="N30">
      <style:table-cell-properties fo:border-top="thin solid #000000" fo:border-bottom="none" fo:border-left="thin solid #000000" fo:border-right="none" style:vertical-align="automatic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26" style:family="table-cell" style:parent-style-name="Default" style:data-style-name="N30">
      <style:table-cell-properties fo:border-top="none" fo:border-bottom="none" fo:border-left="thin solid #000000" fo:border-right="none" style:vertical-align="automatic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27" style:family="table-cell" style:parent-style-name="Default" style:data-style-name="N30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28" style:family="table-cell" style:parent-style-name="Default" style:data-style-name="N3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29" style:family="table-cell" style:parent-style-name="Default" style:data-style-name="N30">
      <style:table-cell-properties fo:border-top="none" fo:border-bottom="thin solid #000000" fo:border-left="thin solid #000000" fo:border-right="none" style:vertical-align="automatic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30" style:family="table-cell" style:parent-style-name="Default" style:data-style-name="N30">
      <style:text-properties style:font-name="微軟正黑體" style:font-name-asian="微軟正黑體" style:font-name-complex="微軟正黑體"/>
    </style:style>
    <style:style style:name="ce31" style:family="table-cell" style:parent-style-name="Default" style:data-style-name="N0">
      <style:table-cell-properties style:vertical-align="automatic"/>
      <style:text-properties style:font-name="微軟正黑體" style:font-name-asian="微軟正黑體" style:font-name-complex="微軟正黑體" fo:font-size="12pt" style:font-size-asian="12pt" style:font-size-complex="12pt"/>
    </style:style>
    <style:style style:name="ce32" style:family="table-cell" style:parent-style-name="Default" style:data-style-name="N0">
      <style:table-cell-properties style:vertical-align="automatic"/>
      <style:text-properties style:font-name="微軟正黑體" style:font-name-asian="微軟正黑體" style:font-name-complex="微軟正黑體"/>
    </style:style>
    <style:style style:name="T1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1.74625cm"/>
    </style:style>
    <style:style style:name="co4" style:family="table-column">
      <style:table-column-properties fo:break-before="auto" style:column-width="3.46604166666667cm"/>
    </style:style>
    <style:style style:name="co5" style:family="table-column">
      <style:table-column-properties fo:break-before="auto" style:column-width="1.95791666666667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20.1pt" style:use-optimal-row-height="false" fo:break-before="auto"/>
    </style:style>
    <style:style style:name="ro2" style:family="table-row">
      <style:table-row-properties style:row-height="13.5pt" style:use-optimal-row-height="true" fo:break-before="auto"/>
    </style:style>
    <style:style style:name="ro3" style:family="table-row">
      <style:table-row-properties style:row-height="12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魚市場收支概況0" table:style-name="ta1">
        <table:table-column table:style-name="co1" table:default-cell-style-name="ce30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number-columns-repeated="16372" table:default-cell-style-name="ce1"/>
        <table:table-row table:style-name="ro1">
          <table:table-cell office:value-type="string" table:style-name="ce31">
            <text:p><text:s text:c="3"/>23‧魚市場收支概況<text:s text:c="21"/></text:p>
          </table:table-cell>
          <table:table-cell table:number-columns-repeated="4" table:style-name="ce32"/>
          <table:table-cell office:value-type="string" table:style-name="ce31">
            <text:p>23‧Income Statement of Fish Market</text:p>
          </table:table-cell>
          <table:table-cell table:number-columns-repeated="5" table:style-name="ce32"/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3">
          <table:table-cell table:style-name="ce24"/>
          <table:table-cell table:number-columns-repeated="5" table:style-name="ce6"/>
          <table:table-cell office:value-type="string" table:style-name="ce7">
            <text:p>單位：新臺幣元</text:p>
          </table:table-cell>
          <table:table-cell table:number-columns-repeated="3" table:style-name="ce6"/>
          <table:table-cell office:value-type="string" table:style-name="ce7">
            <text:p>Unit：N.T.$</text:p>
          </table:table-cell>
          <table:table-cell table:number-columns-repeated="16373" table:style-name="ce6"/>
        </table:table-row>
        <table:table-row table:style-name="ro3">
          <table:table-cell table:style-name="ce25"/>
          <table:table-cell office:value-type="string" table:style-name="ce11">
            <text:p>項目</text:p>
          </table:table-cell>
          <table:table-cell table:style-name="ce9"/>
          <table:table-cell office:value-type="string" table:style-name="ce10">
            <text:p>收入</text:p>
          </table:table-cell>
          <table:table-cell table:style-name="ce11"/>
          <table:table-cell table:style-name="ce9"/>
          <table:table-cell office:value-type="string" table:style-name="ce10">
            <text:p>支出</text:p>
          </table:table-cell>
          <table:table-cell table:style-name="ce12"/>
          <table:table-cell table:style-name="ce8"/>
          <table:table-cell office:value-type="string" table:style-name="ce10">
            <text:p>餘絀</text:p>
          </table:table-cell>
          <table:table-cell table:style-name="ce12"/>
          <table:table-cell table:number-columns-repeated="16373" table:style-name="ce6"/>
        </table:table-row>
        <table:table-row table:style-name="ro3">
          <table:table-cell table:style-name="ce26"/>
          <table:table-cell office:value-type="string" table:style-name="ce18">
            <text:p>Item</text:p>
          </table:table-cell>
          <table:table-cell table:style-name="ce14"/>
          <table:table-cell office:value-type="string" table:style-name="ce15">
            <text:p>Revenues</text:p>
          </table:table-cell>
          <table:table-cell table:style-name="ce16"/>
          <table:table-cell table:style-name="ce14"/>
          <table:table-cell office:value-type="string" table:style-name="ce15">
            <text:p>Expenditures</text:p>
          </table:table-cell>
          <table:table-cell table:style-name="ce17"/>
          <table:table-cell table:style-name="ce13"/>
          <table:table-cell office:value-type="string" table:style-name="ce15">
            <text:p>Gain of</text:p>
          </table:table-cell>
          <table:table-cell table:style-name="ce17"/>
          <table:table-cell table:number-columns-repeated="16373" table:style-name="ce6"/>
        </table:table-row>
        <table:table-row table:style-name="ro3">
          <table:table-cell office:value-type="string" table:style-name="ce27">
            <text:p>市場別</text:p>
          </table:table-cell>
          <table:table-cell table:style-name="ce18"/>
          <table:table-cell office:value-type="string" table:style-name="ce9">
            <text:p>市場收入</text:p>
          </table:table-cell>
          <table:table-cell office:value-type="string" table:style-name="ce19">
            <text:p>製冰冷藏收入</text:p>
          </table:table-cell>
          <table:table-cell office:value-type="string" table:style-name="ce19">
            <text:p>合計</text:p>
          </table:table-cell>
          <table:table-cell office:value-type="string" table:style-name="ce9">
            <text:p>市場支出</text:p>
          </table:table-cell>
          <table:table-cell office:value-type="string" table:style-name="ce19">
            <text:p>製冰冷藏支出</text:p>
          </table:table-cell>
          <table:table-cell office:value-type="string" table:style-name="ce19">
            <text:p>合計</text:p>
          </table:table-cell>
          <table:table-cell office:value-type="string" table:style-name="ce9">
            <text:p>市場餘絀</text:p>
          </table:table-cell>
          <table:table-cell office:value-type="string" table:style-name="ce19">
            <text:p>製冰冷藏餘絀</text:p>
          </table:table-cell>
          <table:table-cell office:value-type="string" table:style-name="ce19">
            <text:p>合計</text:p>
          </table:table-cell>
          <table:table-cell table:number-columns-repeated="16373" table:style-name="ce6"/>
        </table:table-row>
        <table:table-row table:style-name="ro3">
          <table:table-cell office:value-type="string" table:style-name="ce28">
            <text:p>Market</text:p>
          </table:table-cell>
          <table:table-cell table:style-name="ce16"/>
          <table:table-cell office:value-type="string" table:style-name="ce20">
            <text:p>Market</text:p>
          </table:table-cell>
          <table:table-cell office:value-type="string" table:style-name="ce21">
            <text:p>Ice Making Cold Storage</text:p>
          </table:table-cell>
          <table:table-cell office:value-type="string" table:style-name="ce21">
            <text:p>Total</text:p>
          </table:table-cell>
          <table:table-cell office:value-type="string" table:style-name="ce20">
            <text:p>Market</text:p>
          </table:table-cell>
          <table:table-cell office:value-type="string" table:style-name="ce21">
            <text:p>Ice Making Cold Storage</text:p>
          </table:table-cell>
          <table:table-cell office:value-type="string" table:style-name="ce21">
            <text:p>Total</text:p>
          </table:table-cell>
          <table:table-cell office:value-type="string" table:style-name="ce20">
            <text:p>Market</text:p>
          </table:table-cell>
          <table:table-cell office:value-type="string" table:style-name="ce21">
            <text:p>Ice Making Cold Storage</text:p>
          </table:table-cell>
          <table:table-cell office:value-type="string" table:style-name="ce21">
            <text:p>Total</text:p>
          </table:table-cell>
          <table:table-cell table:number-columns-repeated="16373" table:style-name="ce6"/>
        </table:table-row>
        <table:table-row table:style-name="ro3">
          <table:table-cell office:value-type="string" table:style-name="ce26">
            <text:p>合計</text:p>
          </table:table-cell>
          <table:table-cell office:value-type="string" table:style-name="ce22">
            <text:p>Total</text:p>
          </table:table-cell>
          <table:table-cell office:value-type="float" office:value="1726010366.4000001" table:formula="msoxl:=IF(SUM(C34,'魚市場收支概況2(續完)'!C25)=0,&quot;-&quot;,SUM(C34,'魚市場收支概況2(續完)'!C25))" table:style-name="ce23">
            <text:p>1,726,010,366</text:p>
          </table:table-cell>
          <table:table-cell office:value-type="float" office:value="153475489" table:formula="msoxl:=IF(SUM(D34,'魚市場收支概況2(續完)'!D25)=0,&quot;-&quot;,SUM(D34,'魚市場收支概況2(續完)'!D25))" table:style-name="ce23">
            <text:p>153,475,489</text:p>
          </table:table-cell>
          <table:table-cell office:value-type="float" office:value="1879485855.4000001" table:formula="msoxl:=IF(SUM(C8:D8)=0,&quot;-&quot;,SUM(C8:D8))" table:style-name="ce23">
            <text:p>1,879,485,855</text:p>
          </table:table-cell>
          <table:table-cell office:value-type="float" office:value="1530170264" table:formula="msoxl:=IF(SUM(F34,'魚市場收支概況2(續完)'!F25)=0,&quot;-&quot;,SUM(F34,'魚市場收支概況2(續完)'!F25))" table:style-name="ce23">
            <text:p>1,530,170,264</text:p>
          </table:table-cell>
          <table:table-cell office:value-type="float" office:value="99207114" table:formula="msoxl:=IF(SUM(G34,'魚市場收支概況2(續完)'!G25)=0,&quot;-&quot;,SUM(G34,'魚市場收支概況2(續完)'!G25))" table:style-name="ce23">
            <text:p>99,207,114</text:p>
          </table:table-cell>
          <table:table-cell office:value-type="float" office:value="1629377378" table:formula="msoxl:=IF(SUM(F8:G8)=0,&quot;-&quot;,SUM(F8:G8))" table:style-name="ce23">
            <text:p>1,629,377,378</text:p>
          </table:table-cell>
          <table:table-cell office:value-type="float" office:value="195840102.41" table:formula="msoxl:=IF(SUM(I34,'魚市場收支概況2(續完)'!I25)=0,&quot;-&quot;,SUM(I34,'魚市場收支概況2(續完)'!I25))" table:style-name="ce23">
            <text:p>195,840,102</text:p>
          </table:table-cell>
          <table:table-cell office:value-type="float" office:value="54268375" table:formula="msoxl:=IF(SUM(J34,'魚市場收支概況2(續完)'!J25)=0,&quot;-&quot;,SUM(J34,'魚市場收支概況2(續完)'!J25))" table:style-name="ce23">
            <text:p>54,268,375</text:p>
          </table:table-cell>
          <table:table-cell office:value-type="float" office:value="250108477.41" table:formula="msoxl:=IF(SUM(I8:J8)=0,&quot;-&quot;,SUM(I8:J8))" table:style-name="ce23">
            <text:p>250,108,477</text:p>
          </table:table-cell>
          <table:table-cell table:number-columns-repeated="16373" table:style-name="ce6"/>
        </table:table-row>
        <table:table-row table:number-rows-repeated="2" table:style-name="ro3">
          <table:table-cell office:value-type="string" table:style-name="ce26">
            <text:p><text:s text:c="7"/></text:p>
          </table:table-cell>
          <table:table-cell office:value-type="string" table:style-name="ce22">
            <text:p><text:s text:c="7"/></text:p>
          </table:table-cell>
          <table:table-cell table:number-columns-repeated="9" table:style-name="ce3"/>
          <table:table-cell table:number-columns-repeated="16373" table:style-name="ce6"/>
        </table:table-row>
        <table:table-row table:style-name="ro3">
          <table:table-cell office:value-type="string" table:style-name="ce26">
            <text:p>台北</text:p>
          </table:table-cell>
          <table:table-cell office:value-type="string" table:style-name="ce22">
            <text:p>Taipei</text:p>
          </table:table-cell>
          <table:table-cell office:value-type="float" office:value="188725450.40000001" table:style-name="ce2">
            <text:p>188,725,450</text:p>
          </table:table-cell>
          <table:table-cell office:value-type="float" office:value="45695966" table:style-name="ce2">
            <text:p>45,695,966</text:p>
          </table:table-cell>
          <table:table-cell office:value-type="float" office:value="234421416.40000001" table:formula="msoxl:=IF(SUM(C11:D11)=0,&quot;-&quot;,SUM(C11:D11))" table:style-name="ce2">
            <text:p>234,421,416</text:p>
          </table:table-cell>
          <table:table-cell office:value-type="float" office:value="190677999" table:style-name="ce2">
            <text:p>190,677,999</text:p>
          </table:table-cell>
          <table:table-cell office:value-type="float" office:value="34469478" table:style-name="ce2">
            <text:p>34,469,478</text:p>
          </table:table-cell>
          <table:table-cell office:value-type="float" office:value="225147477" table:formula="msoxl:=IF(SUM(F11:G11)=0,&quot;-&quot;,SUM(F11:G11))" table:style-name="ce2">
            <text:p>225,147,477</text:p>
          </table:table-cell>
          <table:table-cell office:value-type="float" office:value="-1952548.59" table:style-name="ce2">
            <text:p>-1,952,549</text:p>
          </table:table-cell>
          <table:table-cell office:value-type="float" office:value="11226488" table:style-name="ce2">
            <text:p>11,226,488</text:p>
          </table:table-cell>
          <table:table-cell office:value-type="float" office:value="9273939.4100000001" table:formula="msoxl:=IF(SUM(I11:J11)=0,&quot;-&quot;,SUM(I11:J11))" table:style-name="ce2">
            <text:p>9,273,939</text:p>
          </table:table-cell>
          <table:table-cell table:number-columns-repeated="16373" table:style-name="ce6"/>
        </table:table-row>
        <table:table-row table:style-name="ro3">
          <table:table-cell office:value-type="string" table:style-name="ce26">
            <text:p>三重</text:p>
          </table:table-cell>
          <table:table-cell office:value-type="string" table:style-name="ce22">
            <text:p>Sanchung</text:p>
          </table:table-cell>
          <table:table-cell office:value-type="float" office:value="46763554" table:style-name="ce2">
            <text:p>46,763,554</text:p>
          </table:table-cell>
          <table:table-cell office:value-type="float" office:value="12973294" table:style-name="ce2">
            <text:p>12,973,294</text:p>
          </table:table-cell>
          <table:table-cell office:value-type="float" office:value="59736848" table:formula="msoxl:=IF(SUM(C12:D12)=0,&quot;-&quot;,SUM(C12:D12))" table:style-name="ce2">
            <text:p>59,736,848</text:p>
          </table:table-cell>
          <table:table-cell office:value-type="float" office:value="47269440" table:style-name="ce2">
            <text:p>47,269,440</text:p>
          </table:table-cell>
          <table:table-cell office:value-type="float" office:value="10386728" table:style-name="ce2">
            <text:p>10,386,728</text:p>
          </table:table-cell>
          <table:table-cell office:value-type="float" office:value="57656168" table:formula="msoxl:=IF(SUM(F12:G12)=0,&quot;-&quot;,SUM(F12:G12))" table:style-name="ce2">
            <text:p>57,656,168</text:p>
          </table:table-cell>
          <table:table-cell office:value-type="float" office:value="-505886" table:style-name="ce2">
            <text:p>-505,886</text:p>
          </table:table-cell>
          <table:table-cell office:value-type="float" office:value="2586566" table:style-name="ce2">
            <text:p>2,586,566</text:p>
          </table:table-cell>
          <table:table-cell office:value-type="float" office:value="2080680" table:formula="msoxl:=IF(SUM(I12:J12)=0,&quot;-&quot;,SUM(I12:J12))" table:style-name="ce2">
            <text:p>2,080,680</text:p>
          </table:table-cell>
          <table:table-cell table:number-columns-repeated="16373" table:style-name="ce6"/>
        </table:table-row>
        <table:table-row table:style-name="ro3">
          <table:table-cell office:value-type="string" table:style-name="ce26">
            <text:p>桃園</text:p>
          </table:table-cell>
          <table:table-cell office:value-type="string" table:style-name="ce22">
            <text:p>Taoyuan</text:p>
          </table:table-cell>
          <table:table-cell office:value-type="float" office:value="24537792" table:style-name="ce2">
            <text:p>24,537,792</text:p>
          </table:table-cell>
          <table:table-cell office:value-type="float" office:value="7352" table:style-name="ce2">
            <text:p>7,352</text:p>
          </table:table-cell>
          <table:table-cell office:value-type="float" office:value="24545144" table:formula="msoxl:=IF(SUM(C13:D13)=0,&quot;-&quot;,SUM(C13:D13))" table:style-name="ce2">
            <text:p>24,545,144</text:p>
          </table:table-cell>
          <table:table-cell office:value-type="float" office:value="22121169" table:style-name="ce2">
            <text:p>22,121,169</text:p>
          </table:table-cell>
          <table:table-cell office:value-type="string" table:style-name="ce2">
            <text:p>-</text:p>
          </table:table-cell>
          <table:table-cell office:value-type="float" office:value="22121169" table:formula="msoxl:=IF(SUM(F13:G13)=0,&quot;-&quot;,SUM(F13:G13))" table:style-name="ce2">
            <text:p>22,121,169</text:p>
          </table:table-cell>
          <table:table-cell office:value-type="float" office:value="2416623" table:style-name="ce2">
            <text:p>2,416,623</text:p>
          </table:table-cell>
          <table:table-cell office:value-type="float" office:value="7352" table:style-name="ce2">
            <text:p>7,352</text:p>
          </table:table-cell>
          <table:table-cell office:value-type="float" office:value="2423975" table:formula="msoxl:=IF(SUM(I13:J13)=0,&quot;-&quot;,SUM(I13:J13))" table:style-name="ce2">
            <text:p>2,423,975</text:p>
          </table:table-cell>
          <table:table-cell table:number-columns-repeated="16373" table:style-name="ce6"/>
        </table:table-row>
        <table:table-row table:style-name="ro3">
          <table:table-cell office:value-type="string" table:style-name="ce26">
            <text:p>中壢</text:p>
          </table:table-cell>
          <table:table-cell office:value-type="string" table:style-name="ce22">
            <text:p>Chungli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office:string-value="-" table:formula="msoxl:=IF(SUM(C14:D14)=0,&quot;-&quot;,SUM(C14:D14))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office:string-value="-" table:formula="msoxl:=IF(SUM(F14:G14)=0,&quot;-&quot;,SUM(F14:G14))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office:string-value="-" table:formula="msoxl:=IF(SUM(I14:J14)=0,&quot;-&quot;,SUM(I14:J14))" table:style-name="ce2">
            <text:p>-</text:p>
          </table:table-cell>
          <table:table-cell table:number-columns-repeated="16373" table:style-name="ce6"/>
        </table:table-row>
        <table:table-row table:style-name="ro3">
          <table:table-cell office:value-type="string" table:style-name="ce26">
            <text:p>新竹</text:p>
          </table:table-cell>
          <table:table-cell office:value-type="string" table:style-name="ce22">
            <text:p>Hsinchu</text:p>
          </table:table-cell>
          <table:table-cell office:value-type="float" office:value="27731882" table:style-name="ce2">
            <text:p>27,731,882</text:p>
          </table:table-cell>
          <table:table-cell office:value-type="float" office:value="4402856" table:style-name="ce2">
            <text:p>4,402,856</text:p>
          </table:table-cell>
          <table:table-cell office:value-type="float" office:value="32134738" table:formula="msoxl:=IF(SUM(C15:D15)=0,&quot;-&quot;,SUM(C15:D15))" table:style-name="ce2">
            <text:p>32,134,738</text:p>
          </table:table-cell>
          <table:table-cell office:value-type="float" office:value="32109049" table:style-name="ce2">
            <text:p>32,109,049</text:p>
          </table:table-cell>
          <table:table-cell office:value-type="string" table:style-name="ce2">
            <text:p>-</text:p>
          </table:table-cell>
          <table:table-cell office:value-type="float" office:value="32109049" table:formula="msoxl:=IF(SUM(F15:G15)=0,&quot;-&quot;,SUM(F15:G15))" table:style-name="ce2">
            <text:p>32,109,049</text:p>
          </table:table-cell>
          <table:table-cell office:value-type="float" office:value="-4377167" table:style-name="ce2">
            <text:p>-4,377,167</text:p>
          </table:table-cell>
          <table:table-cell office:value-type="float" office:value="4402856" table:style-name="ce2">
            <text:p>4,402,856</text:p>
          </table:table-cell>
          <table:table-cell office:value-type="float" office:value="25689" table:formula="msoxl:=IF(SUM(I15:J15)=0,&quot;-&quot;,SUM(I15:J15))" table:style-name="ce2">
            <text:p>25,689</text:p>
          </table:table-cell>
          <table:table-cell table:number-columns-repeated="16373" table:style-name="ce6"/>
        </table:table-row>
        <table:table-row table:number-rows-repeated="2" table:style-name="ro3">
          <table:table-cell office:value-type="string" table:style-name="ce26">
            <text:p><text:s text:c="7"/></text:p>
          </table:table-cell>
          <table:table-cell table:style-name="ce22"/>
          <table:table-cell table:number-columns-repeated="9" table:style-name="ce3"/>
          <table:table-cell table:number-columns-repeated="16373" table:style-name="ce6"/>
        </table:table-row>
        <table:table-row table:style-name="ro3">
          <table:table-cell office:value-type="string" table:style-name="ce26">
            <text:p>苗栗</text:p>
          </table:table-cell>
          <table:table-cell office:value-type="string" table:style-name="ce22">
            <text:p>Miaoli</text:p>
          </table:table-cell>
          <table:table-cell office:value-type="float" office:value="12363799" table:style-name="ce2">
            <text:p>12,363,799</text:p>
          </table:table-cell>
          <table:table-cell office:value-type="string" table:style-name="ce2">
            <text:p>-</text:p>
          </table:table-cell>
          <table:table-cell office:value-type="float" office:value="12363799" table:formula="msoxl:=IF(SUM(C18:D18)=0,&quot;-&quot;,SUM(C18:D18))" table:style-name="ce2">
            <text:p>12,363,799</text:p>
          </table:table-cell>
          <table:table-cell office:value-type="float" office:value="11725876" table:style-name="ce2">
            <text:p>11,725,876</text:p>
          </table:table-cell>
          <table:table-cell office:value-type="string" table:style-name="ce2">
            <text:p>-</text:p>
          </table:table-cell>
          <table:table-cell office:value-type="float" office:value="11725876" table:formula="msoxl:=IF(SUM(F18:G18)=0,&quot;-&quot;,SUM(F18:G18))" table:style-name="ce2">
            <text:p>11,725,876</text:p>
          </table:table-cell>
          <table:table-cell office:value-type="float" office:value="637923" table:style-name="ce2">
            <text:p>637,923</text:p>
          </table:table-cell>
          <table:table-cell office:value-type="string" table:style-name="ce2">
            <text:p>-</text:p>
          </table:table-cell>
          <table:table-cell office:value-type="float" office:value="637923" table:formula="msoxl:=IF(SUM(I18:J18)=0,&quot;-&quot;,SUM(I18:J18))" table:style-name="ce2">
            <text:p>637,923</text:p>
          </table:table-cell>
          <table:table-cell table:number-columns-repeated="16373" table:style-name="ce6"/>
        </table:table-row>
        <table:table-row table:style-name="ro3">
          <table:table-cell office:value-type="string" table:style-name="ce26">
            <text:p>彰化</text:p>
          </table:table-cell>
          <table:table-cell office:value-type="string" table:style-name="ce22">
            <text:p>Changhwa</text:p>
          </table:table-cell>
          <table:table-cell office:value-type="float" office:value="31788212" table:style-name="ce2">
            <text:p>31,788,212</text:p>
          </table:table-cell>
          <table:table-cell office:value-type="float" office:value="2267421" table:style-name="ce2">
            <text:p>2,267,421</text:p>
          </table:table-cell>
          <table:table-cell office:value-type="float" office:value="34055633" table:formula="msoxl:=IF(SUM(C19:D19)=0,&quot;-&quot;,SUM(C19:D19))" table:style-name="ce2">
            <text:p>34,055,633</text:p>
          </table:table-cell>
          <table:table-cell office:value-type="float" office:value="31867108" table:style-name="ce2">
            <text:p>31,867,108</text:p>
          </table:table-cell>
          <table:table-cell office:value-type="float" office:value="1983143" table:style-name="ce2">
            <text:p>1,983,143</text:p>
          </table:table-cell>
          <table:table-cell office:value-type="float" office:value="33850251" table:formula="msoxl:=IF(SUM(F19:G19)=0,&quot;-&quot;,SUM(F19:G19))" table:style-name="ce2">
            <text:p>33,850,251</text:p>
          </table:table-cell>
          <table:table-cell office:value-type="float" office:value="-78896" table:style-name="ce2">
            <text:p>-78,896</text:p>
          </table:table-cell>
          <table:table-cell office:value-type="float" office:value="284278" table:style-name="ce2">
            <text:p>284,278</text:p>
          </table:table-cell>
          <table:table-cell office:value-type="float" office:value="205382" table:formula="msoxl:=IF(SUM(I19:J19)=0,&quot;-&quot;,SUM(I19:J19))" table:style-name="ce2">
            <text:p>205,382</text:p>
          </table:table-cell>
          <table:table-cell table:number-columns-repeated="16373" table:style-name="ce6"/>
        </table:table-row>
        <table:table-row table:style-name="ro3">
          <table:table-cell office:value-type="string" table:style-name="ce26">
            <text:p>埔心</text:p>
          </table:table-cell>
          <table:table-cell office:value-type="string" table:style-name="ce22">
            <text:p>Pushin</text:p>
          </table:table-cell>
          <table:table-cell office:value-type="float" office:value="42579846" table:style-name="ce2">
            <text:p>42,579,846</text:p>
          </table:table-cell>
          <table:table-cell office:value-type="float" office:value="7030189" table:style-name="ce2">
            <text:p>7,030,189</text:p>
          </table:table-cell>
          <table:table-cell office:value-type="float" office:value="49610035" table:formula="msoxl:=IF(SUM(C20:D20)=0,&quot;-&quot;,SUM(C20:D20))" table:style-name="ce2">
            <text:p>49,610,035</text:p>
          </table:table-cell>
          <table:table-cell office:value-type="float" office:value="40108601" table:style-name="ce2">
            <text:p>40,108,601</text:p>
          </table:table-cell>
          <table:table-cell office:value-type="float" office:value="624176" table:style-name="ce2">
            <text:p>624,176</text:p>
          </table:table-cell>
          <table:table-cell office:value-type="float" office:value="40732777" table:formula="msoxl:=IF(SUM(F20:G20)=0,&quot;-&quot;,SUM(F20:G20))" table:style-name="ce2">
            <text:p>40,732,777</text:p>
          </table:table-cell>
          <table:table-cell office:value-type="float" office:value="2471245" table:style-name="ce2">
            <text:p>2,471,245</text:p>
          </table:table-cell>
          <table:table-cell office:value-type="float" office:value="6406013" table:style-name="ce2">
            <text:p>6,406,013</text:p>
          </table:table-cell>
          <table:table-cell office:value-type="float" office:value="8877258" table:formula="msoxl:=IF(SUM(I20:J20)=0,&quot;-&quot;,SUM(I20:J20))" table:style-name="ce2">
            <text:p>8,877,258</text:p>
          </table:table-cell>
          <table:table-cell table:number-columns-repeated="16373" table:style-name="ce6"/>
        </table:table-row>
        <table:table-row table:style-name="ro3">
          <table:table-cell office:value-type="string" table:style-name="ce26">
            <text:p>南投</text:p>
          </table:table-cell>
          <table:table-cell office:value-type="string" table:style-name="ce22">
            <text:p>Nantou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office:string-value="-" table:formula="msoxl:=IF(SUM(C21:D21)=0,&quot;-&quot;,SUM(C21:D21))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office:string-value="-" table:formula="msoxl:=IF(SUM(F21:G21)=0,&quot;-&quot;,SUM(F21:G21))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office:string-value="-" table:formula="msoxl:=IF(SUM(I21:J21)=0,&quot;-&quot;,SUM(I21:J21))" table:style-name="ce2">
            <text:p>-</text:p>
          </table:table-cell>
          <table:table-cell table:number-columns-repeated="16373" table:style-name="ce6"/>
        </table:table-row>
        <table:table-row table:style-name="ro3">
          <table:table-cell office:value-type="string" table:style-name="ce26">
            <text:p>埔里</text:p>
          </table:table-cell>
          <table:table-cell office:value-type="string" table:style-name="ce22">
            <text:p>Puli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office:string-value="-" table:formula="msoxl:=IF(SUM(C22:D22)=0,&quot;-&quot;,SUM(C22:D22))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office:string-value="-" table:formula="msoxl:=IF(SUM(F22:G22)=0,&quot;-&quot;,SUM(F22:G22))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office:string-value="-" table:formula="msoxl:=IF(SUM(I22:J22)=0,&quot;-&quot;,SUM(I22:J22))" table:style-name="ce2">
            <text:p>-</text:p>
          </table:table-cell>
          <table:table-cell table:number-columns-repeated="16373" table:style-name="ce6"/>
        </table:table-row>
        <table:table-row table:number-rows-repeated="2" table:style-name="ro3">
          <table:table-cell office:value-type="string" table:style-name="ce26">
            <text:p><text:s text:c="7"/></text:p>
          </table:table-cell>
          <table:table-cell table:style-name="ce22"/>
          <table:table-cell table:number-columns-repeated="9" table:style-name="ce3"/>
          <table:table-cell table:number-columns-repeated="16373" table:style-name="ce6"/>
        </table:table-row>
        <table:table-row table:style-name="ro3">
          <table:table-cell office:value-type="string" table:style-name="ce26">
            <text:p>竹山</text:p>
          </table:table-cell>
          <table:table-cell office:value-type="string" table:style-name="ce22">
            <text:p>Chushan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office:string-value="-" table:formula="msoxl:=IF(SUM(C25:D25)=0,&quot;-&quot;,SUM(C25:D25))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office:string-value="-" table:formula="msoxl:=IF(SUM(F25:G25)=0,&quot;-&quot;,SUM(F25:G25))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office:string-value="-" table:formula="msoxl:=IF(SUM(I25:J25)=0,&quot;-&quot;,SUM(I25:J25))" table:style-name="ce2">
            <text:p>-</text:p>
          </table:table-cell>
          <table:table-cell table:number-columns-repeated="16373" table:style-name="ce6"/>
        </table:table-row>
        <table:table-row table:style-name="ro3">
          <table:table-cell office:value-type="string" table:style-name="ce26">
            <text:p>斗南</text:p>
          </table:table-cell>
          <table:table-cell office:value-type="string" table:style-name="ce22">
            <text:p>Dounan</text:p>
          </table:table-cell>
          <table:table-cell office:value-type="float" office:value="17260255" table:style-name="ce2">
            <text:p>17,260,255</text:p>
          </table:table-cell>
          <table:table-cell office:value-type="float" office:value="1046425" table:style-name="ce2">
            <text:p>1,046,425</text:p>
          </table:table-cell>
          <table:table-cell office:value-type="float" office:value="18306680" table:formula="msoxl:=IF(SUM(C26:D26)=0,&quot;-&quot;,SUM(C26:D26))" table:style-name="ce2">
            <text:p>18,306,680</text:p>
          </table:table-cell>
          <table:table-cell office:value-type="float" office:value="18160785" table:style-name="ce2">
            <text:p>18,160,785</text:p>
          </table:table-cell>
          <table:table-cell office:value-type="float" office:value="93745" table:style-name="ce2">
            <text:p>93,745</text:p>
          </table:table-cell>
          <table:table-cell office:value-type="float" office:value="18254530" table:formula="msoxl:=IF(SUM(F26:G26)=0,&quot;-&quot;,SUM(F26:G26))" table:style-name="ce2">
            <text:p>18,254,530</text:p>
          </table:table-cell>
          <table:table-cell office:value-type="float" office:value="-900530" table:style-name="ce2">
            <text:p>-900,530</text:p>
          </table:table-cell>
          <table:table-cell office:value-type="float" office:value="952680" table:style-name="ce2">
            <text:p>952,680</text:p>
          </table:table-cell>
          <table:table-cell office:value-type="float" office:value="52150" table:formula="msoxl:=IF(SUM(I26:J26)=0,&quot;-&quot;,SUM(I26:J26))" table:style-name="ce2">
            <text:p>52,150</text:p>
          </table:table-cell>
          <table:table-cell table:number-columns-repeated="16373" table:style-name="ce6"/>
        </table:table-row>
        <table:table-row table:style-name="ro3">
          <table:table-cell office:value-type="string" table:style-name="ce26">
            <text:p>嘉義</text:p>
          </table:table-cell>
          <table:table-cell office:value-type="string" table:style-name="ce22">
            <text:p>Chiayi</text:p>
          </table:table-cell>
          <table:table-cell office:value-type="float" office:value="47147566" table:style-name="ce2">
            <text:p>47,147,566</text:p>
          </table:table-cell>
          <table:table-cell office:value-type="float" office:value="9677890" table:style-name="ce2">
            <text:p>9,677,890</text:p>
          </table:table-cell>
          <table:table-cell office:value-type="float" office:value="56825456" table:formula="msoxl:=IF(SUM(C27:D27)=0,&quot;-&quot;,SUM(C27:D27))" table:style-name="ce2">
            <text:p>56,825,456</text:p>
          </table:table-cell>
          <table:table-cell office:value-type="float" office:value="71444750" table:style-name="ce2">
            <text:p>71,444,750</text:p>
          </table:table-cell>
          <table:table-cell office:value-type="float" office:value="2785639" table:style-name="ce2">
            <text:p>2,785,639</text:p>
          </table:table-cell>
          <table:table-cell office:value-type="float" office:value="74230389" table:formula="msoxl:=IF(SUM(F27:G27)=0,&quot;-&quot;,SUM(F27:G27))" table:style-name="ce2">
            <text:p>74,230,389</text:p>
          </table:table-cell>
          <table:table-cell office:value-type="float" office:value="-24297184" table:style-name="ce2">
            <text:p>-24,297,184</text:p>
          </table:table-cell>
          <table:table-cell office:value-type="float" office:value="6892251" table:style-name="ce2">
            <text:p>6,892,251</text:p>
          </table:table-cell>
          <table:table-cell office:value-type="float" office:value="-17404933" table:formula="msoxl:=IF(SUM(I27:J27)=0,&quot;-&quot;,SUM(I27:J27))" table:style-name="ce2">
            <text:p>-17,404,933</text:p>
          </table:table-cell>
          <table:table-cell table:number-columns-repeated="16373" table:style-name="ce6"/>
        </table:table-row>
        <table:table-row table:style-name="ro3">
          <table:table-cell office:value-type="string" table:style-name="ce26">
            <text:p>新營</text:p>
          </table:table-cell>
          <table:table-cell office:value-type="string" table:style-name="ce22">
            <text:p>Hsinying</text:p>
          </table:table-cell>
          <table:table-cell office:value-type="float" office:value="7302031" table:style-name="ce2">
            <text:p>7,302,031</text:p>
          </table:table-cell>
          <table:table-cell office:value-type="string" table:style-name="ce2">
            <text:p>-</text:p>
          </table:table-cell>
          <table:table-cell office:value-type="float" office:value="7302031" table:formula="msoxl:=IF(SUM(C28:D28)=0,&quot;-&quot;,SUM(C28:D28))" table:style-name="ce2">
            <text:p>7,302,031</text:p>
          </table:table-cell>
          <table:table-cell office:value-type="float" office:value="7293611" table:style-name="ce2">
            <text:p>7,293,611</text:p>
          </table:table-cell>
          <table:table-cell office:value-type="string" table:style-name="ce2">
            <text:p>-</text:p>
          </table:table-cell>
          <table:table-cell office:value-type="float" office:value="7293611" table:formula="msoxl:=IF(SUM(F28:G28)=0,&quot;-&quot;,SUM(F28:G28))" table:style-name="ce2">
            <text:p>7,293,611</text:p>
          </table:table-cell>
          <table:table-cell office:value-type="float" office:value="8420" table:style-name="ce2">
            <text:p>8,420</text:p>
          </table:table-cell>
          <table:table-cell office:value-type="string" table:style-name="ce2">
            <text:p>-</text:p>
          </table:table-cell>
          <table:table-cell office:value-type="float" office:value="8420" table:formula="msoxl:=IF(SUM(I28:J28)=0,&quot;-&quot;,SUM(I28:J28))" table:style-name="ce2">
            <text:p>8,420</text:p>
          </table:table-cell>
          <table:table-cell table:number-columns-repeated="16373" table:style-name="ce6"/>
        </table:table-row>
        <table:table-row table:style-name="ro3">
          <table:table-cell office:value-type="string" table:style-name="ce26">
            <text:p>佳里</text:p>
          </table:table-cell>
          <table:table-cell office:value-type="string" table:style-name="ce22">
            <text:p>Chiali</text:p>
          </table:table-cell>
          <table:table-cell office:value-type="float" office:value="4184900" table:style-name="ce2">
            <text:p>4,184,900</text:p>
          </table:table-cell>
          <table:table-cell office:value-type="float" office:value="763095" table:style-name="ce2">
            <text:p>763,095</text:p>
          </table:table-cell>
          <table:table-cell office:value-type="float" office:value="4947995" table:formula="msoxl:=IF(SUM(C29:D29)=0,&quot;-&quot;,SUM(C29:D29))" table:style-name="ce2">
            <text:p>4,947,995</text:p>
          </table:table-cell>
          <table:table-cell office:value-type="float" office:value="3990289" table:style-name="ce2">
            <text:p>3,990,289</text:p>
          </table:table-cell>
          <table:table-cell office:value-type="float" office:value="953140" table:style-name="ce2">
            <text:p>953,140</text:p>
          </table:table-cell>
          <table:table-cell office:value-type="float" office:value="4943429" table:formula="msoxl:=IF(SUM(F29:G29)=0,&quot;-&quot;,SUM(F29:G29))" table:style-name="ce2">
            <text:p>4,943,429</text:p>
          </table:table-cell>
          <table:table-cell office:value-type="float" office:value="194611" table:style-name="ce2">
            <text:p>194,611</text:p>
          </table:table-cell>
          <table:table-cell office:value-type="float" office:value="-190045" table:style-name="ce2">
            <text:p>-190,045</text:p>
          </table:table-cell>
          <table:table-cell office:value-type="float" office:value="4566" table:formula="msoxl:=IF(SUM(I29:J29)=0,&quot;-&quot;,SUM(I29:J29))" table:style-name="ce2">
            <text:p>4,566</text:p>
          </table:table-cell>
          <table:table-cell table:number-columns-repeated="16373" table:style-name="ce6"/>
        </table:table-row>
        <table:table-row table:number-rows-repeated="2" table:style-name="ro3">
          <table:table-cell office:value-type="string" table:style-name="ce26">
            <text:p><text:s text:c="7"/></text:p>
          </table:table-cell>
          <table:table-cell table:style-name="ce22"/>
          <table:table-cell table:number-columns-repeated="9" table:style-name="ce3"/>
          <table:table-cell table:number-columns-repeated="16373" table:style-name="ce6"/>
        </table:table-row>
        <table:table-row table:style-name="ro3">
          <table:table-cell office:value-type="string" table:style-name="ce26">
            <text:p>岡山</text:p>
          </table:table-cell>
          <table:table-cell office:value-type="string" table:style-name="ce22">
            <text:p>Kangshan</text:p>
          </table:table-cell>
          <table:table-cell office:value-type="float" office:value="13434464" table:style-name="ce2">
            <text:p>13,434,464</text:p>
          </table:table-cell>
          <table:table-cell office:value-type="float" office:value="908970" table:style-name="ce2">
            <text:p>908,970</text:p>
          </table:table-cell>
          <table:table-cell office:value-type="float" office:value="14343434" table:formula="msoxl:=IF(SUM(C32:D32)=0,&quot;-&quot;,SUM(C32:D32))" table:style-name="ce2">
            <text:p>14,343,434</text:p>
          </table:table-cell>
          <table:table-cell office:value-type="float" office:value="14303226" table:style-name="ce2">
            <text:p>14,303,226</text:p>
          </table:table-cell>
          <table:table-cell office:value-type="string" table:style-name="ce2">
            <text:p>-</text:p>
          </table:table-cell>
          <table:table-cell office:value-type="float" office:value="14303226" table:formula="msoxl:=IF(SUM(F32:G32)=0,&quot;-&quot;,SUM(F32:G32))" table:style-name="ce2">
            <text:p>14,303,226</text:p>
          </table:table-cell>
          <table:table-cell office:value-type="float" office:value="-868762" table:style-name="ce2">
            <text:p>-868,762</text:p>
          </table:table-cell>
          <table:table-cell office:value-type="float" office:value="908970" table:style-name="ce2">
            <text:p>908,970</text:p>
          </table:table-cell>
          <table:table-cell office:value-type="float" office:value="40208" table:formula="msoxl:=IF(SUM(I32:J32)=0,&quot;-&quot;,SUM(I32:J32))" table:style-name="ce2">
            <text:p>40,208</text:p>
          </table:table-cell>
          <table:table-cell table:number-columns-repeated="16373" table:style-name="ce6"/>
        </table:table-row>
        <table:table-row table:style-name="ro3">
          <table:table-cell office:value-type="string" table:style-name="ce26">
            <text:p>台中</text:p>
          </table:table-cell>
          <table:table-cell office:value-type="string" table:style-name="ce22">
            <text:p>Taichung</text:p>
          </table:table-cell>
          <table:table-cell office:value-type="float" office:value="140206227" table:style-name="ce2">
            <text:p>140,206,227</text:p>
          </table:table-cell>
          <table:table-cell office:value-type="float" office:value="6091889" table:style-name="ce2">
            <text:p>6,091,889</text:p>
          </table:table-cell>
          <table:table-cell office:value-type="float" office:value="146298116" table:formula="msoxl:=IF(SUM(C33:D33)=0,&quot;-&quot;,SUM(C33:D33))" table:style-name="ce2">
            <text:p>146,298,116</text:p>
          </table:table-cell>
          <table:table-cell office:value-type="float" office:value="155846038" table:style-name="ce2">
            <text:p>155,846,038</text:p>
          </table:table-cell>
          <table:table-cell office:value-type="float" office:value="327790" table:style-name="ce2">
            <text:p>327,790</text:p>
          </table:table-cell>
          <table:table-cell office:value-type="float" office:value="156173828" table:formula="msoxl:=IF(SUM(F33:G33)=0,&quot;-&quot;,SUM(F33:G33))" table:style-name="ce2">
            <text:p>156,173,828</text:p>
          </table:table-cell>
          <table:table-cell office:value-type="float" office:value="-15639811" table:style-name="ce2">
            <text:p>-15,639,811</text:p>
          </table:table-cell>
          <table:table-cell office:value-type="float" office:value="5764099" table:style-name="ce2">
            <text:p>5,764,099</text:p>
          </table:table-cell>
          <table:table-cell office:value-type="float" office:value="-9875712" table:formula="msoxl:=IF(SUM(I33:J33)=0,&quot;-&quot;,SUM(I33:J33))" table:style-name="ce2">
            <text:p>-9,875,712</text:p>
          </table:table-cell>
          <table:table-cell table:number-columns-repeated="16373" table:style-name="ce6"/>
        </table:table-row>
        <table:table-row table:style-name="ro3">
          <table:table-cell office:value-type="string" table:style-name="ce26">
            <text:p>消費地小計</text:p>
          </table:table-cell>
          <table:table-cell office:value-type="string" table:style-name="ce22">
            <text:p>Total</text:p>
          </table:table-cell>
          <table:table-cell office:value-type="float" office:value="604025978.39999998" table:formula="msoxl:=IF(SUM(C9:C33)=0,&quot;-&quot;,SUM(C9:C33))" table:style-name="ce23">
            <text:p>604,025,978</text:p>
          </table:table-cell>
          <table:table-cell office:value-type="float" office:value="90865347" table:formula="msoxl:=IF(SUM(D9:D33)=0,&quot;-&quot;,SUM(D9:D33))" table:style-name="ce23">
            <text:p>90,865,347</text:p>
          </table:table-cell>
          <table:table-cell office:value-type="float" office:value="694891325.39999998" table:formula="msoxl:=IF(SUM(C34:D34)=0,&quot;-&quot;,SUM(C34:D34))" table:style-name="ce23">
            <text:p>694,891,325</text:p>
          </table:table-cell>
          <table:table-cell office:value-type="float" office:value="646917941" table:formula="msoxl:=IF(SUM(F9:F33)=0,&quot;-&quot;,SUM(F9:F33))" table:style-name="ce23">
            <text:p>646,917,941</text:p>
          </table:table-cell>
          <table:table-cell office:value-type="float" office:value="51623839" table:formula="msoxl:=IF(SUM(G9:G33)=0,&quot;-&quot;,SUM(G9:G33))" table:style-name="ce23">
            <text:p>51,623,839</text:p>
          </table:table-cell>
          <table:table-cell office:value-type="float" office:value="698541780" table:formula="msoxl:=IF(SUM(F34:G34)=0,&quot;-&quot;,SUM(F34:G34))" table:style-name="ce23">
            <text:p>698,541,780</text:p>
          </table:table-cell>
          <table:table-cell office:value-type="float" office:value="-42891962.590000004" table:formula="msoxl:=IF(SUM(I9:I33)=0,&quot;-&quot;,SUM(I9:I33))" table:style-name="ce23">
            <text:p>-42,891,963</text:p>
          </table:table-cell>
          <table:table-cell office:value-type="float" office:value="39241508" table:formula="msoxl:=IF(SUM(J9:J33)=0,&quot;-&quot;,SUM(J9:J33))" table:style-name="ce23">
            <text:p>39,241,508</text:p>
          </table:table-cell>
          <table:table-cell office:value-type="float" office:value="-3650454.5900000036" table:formula="msoxl:=IF(SUM(I34:J34)=0,&quot;-&quot;,SUM(I34:J34))" table:style-name="ce23">
            <text:p>-3,650,455</text:p>
          </table:table-cell>
          <table:table-cell table:number-columns-repeated="16373" table:style-name="ce6"/>
        </table:table-row>
        <table:table-row table:number-rows-repeated="2" table:style-name="ro3">
          <table:table-cell office:value-type="string" table:style-name="ce26">
            <text:p><text:s text:c="7"/></text:p>
          </table:table-cell>
          <table:table-cell table:style-name="ce22"/>
          <table:table-cell table:number-columns-repeated="9" table:style-name="ce3"/>
          <table:table-cell table:number-columns-repeated="16373" table:style-name="ce6"/>
        </table:table-row>
        <table:table-row table:style-name="ro3">
          <table:table-cell office:value-type="string" table:style-name="ce26">
            <text:p>蘇澳</text:p>
          </table:table-cell>
          <table:table-cell office:value-type="string" table:style-name="ce22">
            <text:p>Suao</text:p>
          </table:table-cell>
          <table:table-cell office:value-type="float" office:value="29139533" table:style-name="ce2">
            <text:p>29,139,533</text:p>
          </table:table-cell>
          <table:table-cell office:value-type="string" table:style-name="ce2">
            <text:p>-</text:p>
          </table:table-cell>
          <table:table-cell office:value-type="float" office:value="29139533" table:formula="msoxl:=IF(SUM(C37:D37)=0,&quot;-&quot;,SUM(C37:D37))" table:style-name="ce2">
            <text:p>29,139,533</text:p>
          </table:table-cell>
          <table:table-cell office:value-type="float" office:value="14774381" table:style-name="ce2">
            <text:p>14,774,381</text:p>
          </table:table-cell>
          <table:table-cell office:value-type="string" table:style-name="ce2">
            <text:p>-</text:p>
          </table:table-cell>
          <table:table-cell office:value-type="float" office:value="14774381" table:formula="msoxl:=IF(SUM(F37:G37)=0,&quot;-&quot;,SUM(F37:G37))" table:style-name="ce2">
            <text:p>14,774,381</text:p>
          </table:table-cell>
          <table:table-cell office:value-type="float" office:value="14365152" table:style-name="ce2">
            <text:p>14,365,152</text:p>
          </table:table-cell>
          <table:table-cell office:value-type="string" table:style-name="ce2">
            <text:p>-</text:p>
          </table:table-cell>
          <table:table-cell office:value-type="float" office:value="14365152" table:formula="msoxl:=IF(SUM(I37:J37)=0,&quot;-&quot;,SUM(I37:J37))" table:style-name="ce2">
            <text:p>14,365,152</text:p>
          </table:table-cell>
          <table:table-cell table:number-columns-repeated="16373" table:style-name="ce6"/>
        </table:table-row>
        <table:table-row table:style-name="ro3">
          <table:table-cell office:value-type="string" table:style-name="ce26">
            <text:p>頭城</text:p>
          </table:table-cell>
          <table:table-cell office:value-type="string" table:style-name="ce22">
            <text:p>Touchen</text:p>
          </table:table-cell>
          <table:table-cell office:value-type="float" office:value="12277016" table:style-name="ce2">
            <text:p>12,277,016</text:p>
          </table:table-cell>
          <table:table-cell office:value-type="float" office:value="1231250" table:style-name="ce2">
            <text:p>1,231,250</text:p>
          </table:table-cell>
          <table:table-cell office:value-type="float" office:value="13508266" table:formula="msoxl:=IF(SUM(C38:D38)=0,&quot;-&quot;,SUM(C38:D38))" table:style-name="ce2">
            <text:p>13,508,266</text:p>
          </table:table-cell>
          <table:table-cell office:value-type="float" office:value="11477016" table:style-name="ce2">
            <text:p>11,477,016</text:p>
          </table:table-cell>
          <table:table-cell office:value-type="float" office:value="71152" table:style-name="ce2">
            <text:p>71,152</text:p>
          </table:table-cell>
          <table:table-cell office:value-type="float" office:value="11548168" table:formula="msoxl:=IF(SUM(F38:G38)=0,&quot;-&quot;,SUM(F38:G38))" table:style-name="ce2">
            <text:p>11,548,168</text:p>
          </table:table-cell>
          <table:table-cell office:value-type="float" office:value="800000" table:style-name="ce2">
            <text:p>800,000</text:p>
          </table:table-cell>
          <table:table-cell office:value-type="float" office:value="1160098" table:style-name="ce2">
            <text:p>1,160,098</text:p>
          </table:table-cell>
          <table:table-cell office:value-type="float" office:value="1960098" table:formula="msoxl:=IF(SUM(I38:J38)=0,&quot;-&quot;,SUM(I38:J38))" table:style-name="ce2">
            <text:p>1,960,098</text:p>
          </table:table-cell>
          <table:table-cell table:number-columns-repeated="16373" table:style-name="ce6"/>
        </table:table-row>
        <table:table-row table:style-name="ro3">
          <table:table-cell office:value-type="string" table:style-name="ce29">
            <text:p>淡水</text:p>
          </table:table-cell>
          <table:table-cell office:value-type="string" table:style-name="ce17">
            <text:p>Tanshui</text:p>
          </table:table-cell>
          <table:table-cell office:value-type="float" office:value="83166269" table:style-name="ce5">
            <text:p>83,166,269</text:p>
          </table:table-cell>
          <table:table-cell office:value-type="string" table:style-name="ce5">
            <text:p>-</text:p>
          </table:table-cell>
          <table:table-cell office:value-type="float" office:value="83166269" table:formula="msoxl:=IF(SUM(C39:D39)=0,&quot;-&quot;,SUM(C39:D39))" table:style-name="ce5">
            <text:p>83,166,269</text:p>
          </table:table-cell>
          <table:table-cell office:value-type="float" office:value="82409766" table:style-name="ce5">
            <text:p>82,409,766</text:p>
          </table:table-cell>
          <table:table-cell office:value-type="string" table:style-name="ce5">
            <text:p>-</text:p>
          </table:table-cell>
          <table:table-cell office:value-type="float" office:value="82409766" table:formula="msoxl:=IF(SUM(F39:G39)=0,&quot;-&quot;,SUM(F39:G39))" table:style-name="ce5">
            <text:p>82,409,766</text:p>
          </table:table-cell>
          <table:table-cell office:value-type="float" office:value="756503" table:style-name="ce5">
            <text:p>756,503</text:p>
          </table:table-cell>
          <table:table-cell office:value-type="string" table:style-name="ce5">
            <text:p>-</text:p>
          </table:table-cell>
          <table:table-cell office:value-type="float" office:value="756503" table:formula="msoxl:=IF(SUM(I39:J39)=0,&quot;-&quot;,SUM(I39:J39))" table:style-name="ce5">
            <text:p>756,503</text:p>
          </table:table-cell>
          <table:table-cell table:number-columns-repeated="16373" table:style-name="ce6"/>
        </table:table-row>
        <table:table-row table:number-rows-repeated="1048537" table:style-name="ro2">
          <table:table-cell table:number-columns-repeated="16384"/>
        </table:table-row>
      </table:table>
      <table:table table:name="魚市場收支概況1(續)" table:style-name="ta1">
        <table:table-column table:style-name="co1" table:default-cell-style-name="ce30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default-cell-style-name="ce1"/>
        <table:table-column table:style-name="co5" table:number-columns-repeated="3" table:default-cell-style-name="ce1"/>
        <table:table-column table:style-name="co6" table:number-columns-repeated="16370" table:default-cell-style-name="ce1"/>
        <table:table-row table:style-name="ro1">
          <table:table-cell office:value-type="string" table:style-name="ce31">
            <text:p><text:s text:c="3"/>23‧魚市場收支概況(續)<text:s text:c="21"/></text:p>
          </table:table-cell>
          <table:table-cell table:number-columns-repeated="4" table:style-name="ce32"/>
          <table:table-cell office:value-type="string" table:style-name="ce31">
            <text:p>23‧Income Statement of Fish Market(Continued)</text:p>
          </table:table-cell>
          <table:table-cell table:number-columns-repeated="5" table:style-name="ce32"/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3">
          <table:table-cell table:style-name="ce24"/>
          <table:table-cell table:number-columns-repeated="5" table:style-name="ce6"/>
          <table:table-cell office:value-type="string" table:style-name="ce7">
            <text:p>單位：新臺幣元</text:p>
          </table:table-cell>
          <table:table-cell table:number-columns-repeated="3" table:style-name="ce6"/>
          <table:table-cell office:value-type="string" table:style-name="ce7">
            <text:p>Unit：N.T.$</text:p>
          </table:table-cell>
          <table:table-cell table:number-columns-repeated="16373" table:style-name="ce6"/>
        </table:table-row>
        <table:table-row table:style-name="ro3">
          <table:table-cell table:style-name="ce25"/>
          <table:table-cell office:value-type="string" table:style-name="ce11">
            <text:p>項目</text:p>
          </table:table-cell>
          <table:table-cell table:style-name="ce9"/>
          <table:table-cell office:value-type="string" table:style-name="ce10">
            <text:p>收入</text:p>
          </table:table-cell>
          <table:table-cell table:style-name="ce11"/>
          <table:table-cell table:style-name="ce9"/>
          <table:table-cell office:value-type="string" table:style-name="ce10">
            <text:p>支出</text:p>
          </table:table-cell>
          <table:table-cell table:style-name="ce12"/>
          <table:table-cell table:style-name="ce8"/>
          <table:table-cell office:value-type="string" table:style-name="ce10">
            <text:p>餘絀</text:p>
          </table:table-cell>
          <table:table-cell table:style-name="ce12"/>
          <table:table-cell table:number-columns-repeated="16373" table:style-name="ce6"/>
        </table:table-row>
        <table:table-row table:style-name="ro3">
          <table:table-cell table:style-name="ce26"/>
          <table:table-cell office:value-type="string" table:style-name="ce18">
            <text:p>Item</text:p>
          </table:table-cell>
          <table:table-cell table:style-name="ce14"/>
          <table:table-cell office:value-type="string" table:style-name="ce15">
            <text:p>Revenues</text:p>
          </table:table-cell>
          <table:table-cell table:style-name="ce16"/>
          <table:table-cell table:style-name="ce14"/>
          <table:table-cell office:value-type="string" table:style-name="ce15">
            <text:p>Expenditures</text:p>
          </table:table-cell>
          <table:table-cell table:style-name="ce17"/>
          <table:table-cell table:style-name="ce13"/>
          <table:table-cell office:value-type="string" table:style-name="ce15">
            <text:p>Gain of</text:p>
          </table:table-cell>
          <table:table-cell table:style-name="ce17"/>
          <table:table-cell table:number-columns-repeated="16373" table:style-name="ce6"/>
        </table:table-row>
        <table:table-row table:style-name="ro3">
          <table:table-cell office:value-type="string" table:style-name="ce27">
            <text:p>市場別</text:p>
          </table:table-cell>
          <table:table-cell table:style-name="ce18"/>
          <table:table-cell office:value-type="string" table:style-name="ce9">
            <text:p>市場收入</text:p>
          </table:table-cell>
          <table:table-cell office:value-type="string" table:style-name="ce19">
            <text:p>製冰冷藏收入</text:p>
          </table:table-cell>
          <table:table-cell office:value-type="string" table:style-name="ce19">
            <text:p>合計</text:p>
          </table:table-cell>
          <table:table-cell office:value-type="string" table:style-name="ce9">
            <text:p>市場支出</text:p>
          </table:table-cell>
          <table:table-cell office:value-type="string" table:style-name="ce19">
            <text:p>製冰冷藏支出</text:p>
          </table:table-cell>
          <table:table-cell office:value-type="string" table:style-name="ce19">
            <text:p>合計</text:p>
          </table:table-cell>
          <table:table-cell office:value-type="string" table:style-name="ce9">
            <text:p>市場餘絀</text:p>
          </table:table-cell>
          <table:table-cell office:value-type="string" table:style-name="ce19">
            <text:p>製冰冷藏餘絀</text:p>
          </table:table-cell>
          <table:table-cell office:value-type="string" table:style-name="ce19">
            <text:p>合計</text:p>
          </table:table-cell>
          <table:table-cell table:number-columns-repeated="16373" table:style-name="ce6"/>
        </table:table-row>
        <table:table-row table:style-name="ro3">
          <table:table-cell office:value-type="string" table:style-name="ce28">
            <text:p>Market</text:p>
          </table:table-cell>
          <table:table-cell table:style-name="ce16"/>
          <table:table-cell office:value-type="string" table:style-name="ce20">
            <text:p>Market</text:p>
          </table:table-cell>
          <table:table-cell office:value-type="string" table:style-name="ce21">
            <text:p>Ice Making Cold Storage</text:p>
          </table:table-cell>
          <table:table-cell office:value-type="string" table:style-name="ce21">
            <text:p>Total</text:p>
          </table:table-cell>
          <table:table-cell office:value-type="string" table:style-name="ce20">
            <text:p>Market</text:p>
          </table:table-cell>
          <table:table-cell office:value-type="string" table:style-name="ce21">
            <text:p>Ice Making Cold Storage</text:p>
          </table:table-cell>
          <table:table-cell office:value-type="string" table:style-name="ce21">
            <text:p>Total</text:p>
          </table:table-cell>
          <table:table-cell office:value-type="string" table:style-name="ce20">
            <text:p>Market</text:p>
          </table:table-cell>
          <table:table-cell office:value-type="string" table:style-name="ce21">
            <text:p>Ice Making Cold Storage</text:p>
          </table:table-cell>
          <table:table-cell office:value-type="string" table:style-name="ce21">
            <text:p>Total</text:p>
          </table:table-cell>
          <table:table-cell table:number-columns-repeated="16373" table:style-name="ce6"/>
        </table:table-row>
        <table:table-row table:style-name="ro3">
          <table:table-cell office:value-type="string" table:style-name="ce26">
            <text:p>貢寮(澳底)</text:p>
          </table:table-cell>
          <table:table-cell office:value-type="string" table:style-name="ce22">
            <text:p>Kungliao(Wotin)</text:p>
          </table:table-cell>
          <table:table-cell office:value-type="float" office:value="23575434" table:style-name="ce2">
            <text:p>23,575,434</text:p>
          </table:table-cell>
          <table:table-cell office:value-type="string" table:style-name="ce2">
            <text:p>-</text:p>
          </table:table-cell>
          <table:table-cell office:value-type="float" office:value="23575434" table:formula="msoxl:=IF(SUM(C8:D8)=0,&quot;-&quot;,SUM(C8:D8))" table:style-name="ce2">
            <text:p>23,575,434</text:p>
          </table:table-cell>
          <table:table-cell office:value-type="float" office:value="23260476" table:style-name="ce2">
            <text:p>23,260,476</text:p>
          </table:table-cell>
          <table:table-cell office:value-type="string" table:style-name="ce2">
            <text:p>-</text:p>
          </table:table-cell>
          <table:table-cell office:value-type="float" office:value="23260476" table:formula="msoxl:=IF(SUM(F8:G8)=0,&quot;-&quot;,SUM(F8:G8))" table:style-name="ce2">
            <text:p>23,260,476</text:p>
          </table:table-cell>
          <table:table-cell office:value-type="float" office:value="314958" table:style-name="ce2">
            <text:p>314,958</text:p>
          </table:table-cell>
          <table:table-cell office:value-type="string" table:style-name="ce2">
            <text:p>-</text:p>
          </table:table-cell>
          <table:table-cell office:value-type="float" office:value="314958" table:formula="msoxl:=IF(SUM(I8:J8)=0,&quot;-&quot;,SUM(I8:J8))" table:style-name="ce2">
            <text:p>314,958</text:p>
          </table:table-cell>
          <table:table-cell table:number-columns-repeated="16373" table:style-name="ce6"/>
        </table:table-row>
        <table:table-row table:style-name="ro3">
          <table:table-cell office:value-type="string" table:style-name="ce26">
            <text:p>金山</text:p>
          </table:table-cell>
          <table:table-cell office:value-type="string" table:style-name="ce22">
            <text:p>Chinshan</text:p>
          </table:table-cell>
          <table:table-cell office:value-type="float" office:value="21717644" table:style-name="ce2">
            <text:p>21,717,644</text:p>
          </table:table-cell>
          <table:table-cell office:value-type="string" table:style-name="ce2">
            <text:p>-</text:p>
          </table:table-cell>
          <table:table-cell office:value-type="float" office:value="21717644" table:formula="msoxl:=IF(SUM(C9:D9)=0,&quot;-&quot;,SUM(C9:D9))" table:style-name="ce2">
            <text:p>21,717,644</text:p>
          </table:table-cell>
          <table:table-cell office:value-type="float" office:value="7560841" table:style-name="ce2">
            <text:p>7,560,841</text:p>
          </table:table-cell>
          <table:table-cell office:value-type="string" table:style-name="ce2">
            <text:p>-</text:p>
          </table:table-cell>
          <table:table-cell office:value-type="float" office:value="7560841" table:formula="msoxl:=IF(SUM(F9:G9)=0,&quot;-&quot;,SUM(F9:G9))" table:style-name="ce2">
            <text:p>7,560,841</text:p>
          </table:table-cell>
          <table:table-cell office:value-type="float" office:value="14156803" table:style-name="ce2">
            <text:p>14,156,803</text:p>
          </table:table-cell>
          <table:table-cell office:value-type="string" table:style-name="ce2">
            <text:p>-</text:p>
          </table:table-cell>
          <table:table-cell office:value-type="float" office:value="14156803" table:formula="msoxl:=IF(SUM(I9:J9)=0,&quot;-&quot;,SUM(I9:J9))" table:style-name="ce2">
            <text:p>14,156,803</text:p>
          </table:table-cell>
          <table:table-cell table:number-columns-repeated="16373" table:style-name="ce6"/>
        </table:table-row>
        <table:table-row table:number-rows-repeated="2" table:style-name="ro3">
          <table:table-cell office:value-type="string" table:style-name="ce26">
            <text:p><text:s text:c="7"/></text:p>
          </table:table-cell>
          <table:table-cell table:style-name="ce22"/>
          <table:table-cell table:number-columns-repeated="9" table:style-name="ce3"/>
          <table:table-cell table:number-columns-repeated="16373" table:style-name="ce6"/>
        </table:table-row>
        <table:table-row table:style-name="ro3">
          <table:table-cell office:value-type="string" table:style-name="ce26">
            <text:p>萬里</text:p>
          </table:table-cell>
          <table:table-cell office:value-type="string" table:style-name="ce22">
            <text:p>Wanli</text:p>
          </table:table-cell>
          <table:table-cell office:value-type="float" office:value="1525136" table:style-name="ce2">
            <text:p>1,525,136</text:p>
          </table:table-cell>
          <table:table-cell office:value-type="float" office:value="14472102" table:style-name="ce2">
            <text:p>14,472,102</text:p>
          </table:table-cell>
          <table:table-cell office:value-type="float" office:value="15997238" table:formula="msoxl:=IF(SUM(C12:D12)=0,&quot;-&quot;,SUM(C12:D12))" table:style-name="ce2">
            <text:p>15,997,238</text:p>
          </table:table-cell>
          <table:table-cell office:value-type="float" office:value="3292966" table:style-name="ce2">
            <text:p>3,292,966</text:p>
          </table:table-cell>
          <table:table-cell office:value-type="float" office:value="7059750" table:style-name="ce2">
            <text:p>7,059,750</text:p>
          </table:table-cell>
          <table:table-cell office:value-type="float" office:value="10352716" table:formula="msoxl:=IF(SUM(F12:G12)=0,&quot;-&quot;,SUM(F12:G12))" table:style-name="ce2">
            <text:p>10,352,716</text:p>
          </table:table-cell>
          <table:table-cell office:value-type="float" office:value="-1767830" table:style-name="ce2">
            <text:p>-1,767,830</text:p>
          </table:table-cell>
          <table:table-cell office:value-type="float" office:value="7412352" table:style-name="ce2">
            <text:p>7,412,352</text:p>
          </table:table-cell>
          <table:table-cell office:value-type="float" office:value="5644522" table:formula="msoxl:=IF(SUM(I12:J12)=0,&quot;-&quot;,SUM(I12:J12))" table:style-name="ce2">
            <text:p>5,644,522</text:p>
          </table:table-cell>
          <table:table-cell table:number-columns-repeated="16373" table:style-name="ce6"/>
        </table:table-row>
        <table:table-row table:style-name="ro3">
          <table:table-cell office:value-type="string" table:style-name="ce26">
            <text:p>桃園(竹圍)</text:p>
          </table:table-cell>
          <table:table-cell office:value-type="string" table:style-name="ce22">
            <text:p>Taoyuan(chuwei)</text:p>
          </table:table-cell>
          <table:table-cell office:value-type="float" office:value="48778315" table:style-name="ce2">
            <text:p>48,778,315</text:p>
          </table:table-cell>
          <table:table-cell office:value-type="string" table:style-name="ce2">
            <text:p>-</text:p>
          </table:table-cell>
          <table:table-cell office:value-type="float" office:value="48778315" table:formula="msoxl:=IF(SUM(C13:D13)=0,&quot;-&quot;,SUM(C13:D13))" table:style-name="ce2">
            <text:p>48,778,315</text:p>
          </table:table-cell>
          <table:table-cell office:value-type="float" office:value="48141070" table:style-name="ce2">
            <text:p>48,141,070</text:p>
          </table:table-cell>
          <table:table-cell office:value-type="string" table:style-name="ce2">
            <text:p>-</text:p>
          </table:table-cell>
          <table:table-cell office:value-type="float" office:value="48141070" table:formula="msoxl:=IF(SUM(F13:G13)=0,&quot;-&quot;,SUM(F13:G13))" table:style-name="ce2">
            <text:p>48,141,070</text:p>
          </table:table-cell>
          <table:table-cell office:value-type="float" office:value="637245" table:style-name="ce2">
            <text:p>637,245</text:p>
          </table:table-cell>
          <table:table-cell office:value-type="string" table:style-name="ce2">
            <text:p>-</text:p>
          </table:table-cell>
          <table:table-cell office:value-type="float" office:value="637245" table:formula="msoxl:=IF(SUM(I13:J13)=0,&quot;-&quot;,SUM(I13:J13))" table:style-name="ce2">
            <text:p>637,245</text:p>
          </table:table-cell>
          <table:table-cell table:number-columns-repeated="16373" table:style-name="ce6"/>
        </table:table-row>
        <table:table-row table:style-name="ro3">
          <table:table-cell office:value-type="string" table:style-name="ce26">
            <text:p>中壢(永安港)</text:p>
          </table:table-cell>
          <table:table-cell office:value-type="string" table:style-name="ce22">
            <text:p>Chungli</text:p>
          </table:table-cell>
          <table:table-cell office:value-type="float" office:value="41275527" table:style-name="ce2">
            <text:p>41,275,527</text:p>
          </table:table-cell>
          <table:table-cell office:value-type="string" table:style-name="ce2">
            <text:p>-</text:p>
          </table:table-cell>
          <table:table-cell office:value-type="float" office:value="41275527" table:formula="msoxl:=IF(SUM(C14:D14)=0,&quot;-&quot;,SUM(C14:D14))" table:style-name="ce2">
            <text:p>41,275,527</text:p>
          </table:table-cell>
          <table:table-cell office:value-type="float" office:value="36664338" table:style-name="ce2">
            <text:p>36,664,338</text:p>
          </table:table-cell>
          <table:table-cell office:value-type="string" table:style-name="ce2">
            <text:p>-</text:p>
          </table:table-cell>
          <table:table-cell office:value-type="float" office:value="36664338" table:formula="msoxl:=IF(SUM(F14:G14)=0,&quot;-&quot;,SUM(F14:G14))" table:style-name="ce2">
            <text:p>36,664,338</text:p>
          </table:table-cell>
          <table:table-cell office:value-type="float" office:value="4611189" table:style-name="ce2">
            <text:p>4,611,189</text:p>
          </table:table-cell>
          <table:table-cell office:value-type="string" table:style-name="ce2">
            <text:p>-</text:p>
          </table:table-cell>
          <table:table-cell office:value-type="float" office:value="4611189" table:formula="msoxl:=IF(SUM(I14:J14)=0,&quot;-&quot;,SUM(I14:J14))" table:style-name="ce2">
            <text:p>4,611,189</text:p>
          </table:table-cell>
          <table:table-cell table:number-columns-repeated="16373" table:style-name="ce6"/>
        </table:table-row>
        <table:table-row table:style-name="ro3">
          <table:table-cell office:value-type="string" table:style-name="ce26">
            <text:p>南龍</text:p>
          </table:table-cell>
          <table:table-cell office:value-type="string" table:style-name="ce22">
            <text:p>Nanlung</text:p>
          </table:table-cell>
          <table:table-cell office:value-type="float" office:value="7333516" table:style-name="ce2">
            <text:p>7,333,516</text:p>
          </table:table-cell>
          <table:table-cell office:value-type="float" office:value="641155" table:style-name="ce2">
            <text:p>641,155</text:p>
          </table:table-cell>
          <table:table-cell office:value-type="float" office:value="7974671" table:formula="msoxl:=IF(SUM(C15:D15)=0,&quot;-&quot;,SUM(C15:D15))" table:style-name="ce2">
            <text:p>7,974,671</text:p>
          </table:table-cell>
          <table:table-cell office:value-type="float" office:value="6478340" table:style-name="ce2">
            <text:p>6,478,340</text:p>
          </table:table-cell>
          <table:table-cell office:value-type="float" office:value="553774" table:style-name="ce2">
            <text:p>553,774</text:p>
          </table:table-cell>
          <table:table-cell office:value-type="float" office:value="7032114" table:formula="msoxl:=IF(SUM(F15:G15)=0,&quot;-&quot;,SUM(F15:G15))" table:style-name="ce2">
            <text:p>7,032,114</text:p>
          </table:table-cell>
          <table:table-cell office:value-type="float" office:value="855176" table:style-name="ce2">
            <text:p>855,176</text:p>
          </table:table-cell>
          <table:table-cell office:value-type="float" office:value="87381" table:style-name="ce2">
            <text:p>87,381</text:p>
          </table:table-cell>
          <table:table-cell office:value-type="float" office:value="942557" table:formula="msoxl:=IF(SUM(I15:J15)=0,&quot;-&quot;,SUM(I15:J15))" table:style-name="ce2">
            <text:p>942,557</text:p>
          </table:table-cell>
          <table:table-cell table:number-columns-repeated="16373" table:style-name="ce6"/>
        </table:table-row>
        <table:table-row table:style-name="ro3">
          <table:table-cell office:value-type="string" table:style-name="ce26">
            <text:p>通苑</text:p>
          </table:table-cell>
          <table:table-cell office:value-type="string" table:style-name="ce22">
            <text:p>Tungwan</text:p>
          </table:table-cell>
          <table:table-cell office:value-type="float" office:value="4756775" table:style-name="ce2">
            <text:p>4,756,775</text:p>
          </table:table-cell>
          <table:table-cell office:value-type="string" table:style-name="ce2">
            <text:p>-</text:p>
          </table:table-cell>
          <table:table-cell office:value-type="float" office:value="4756775" table:formula="msoxl:=IF(SUM(C16:D16)=0,&quot;-&quot;,SUM(C16:D16))" table:style-name="ce2">
            <text:p>4,756,775</text:p>
          </table:table-cell>
          <table:table-cell office:value-type="float" office:value="1374621" table:style-name="ce2">
            <text:p>1,374,621</text:p>
          </table:table-cell>
          <table:table-cell office:value-type="string" table:style-name="ce2">
            <text:p>-</text:p>
          </table:table-cell>
          <table:table-cell office:value-type="float" office:value="1374621" table:formula="msoxl:=IF(SUM(F16:G16)=0,&quot;-&quot;,SUM(F16:G16))" table:style-name="ce2">
            <text:p>1,374,621</text:p>
          </table:table-cell>
          <table:table-cell office:value-type="float" office:value="3382154" table:style-name="ce2">
            <text:p>3,382,154</text:p>
          </table:table-cell>
          <table:table-cell office:value-type="string" table:style-name="ce2">
            <text:p>-</text:p>
          </table:table-cell>
          <table:table-cell office:value-type="float" office:value="3382154" table:formula="msoxl:=IF(SUM(I16:J16)=0,&quot;-&quot;,SUM(I16:J16))" table:style-name="ce2">
            <text:p>3,382,154</text:p>
          </table:table-cell>
          <table:table-cell table:number-columns-repeated="16373" table:style-name="ce6"/>
        </table:table-row>
        <table:table-row table:number-rows-repeated="2" table:style-name="ro3">
          <table:table-cell office:value-type="string" table:style-name="ce26">
            <text:p><text:s text:c="7"/></text:p>
          </table:table-cell>
          <table:table-cell table:style-name="ce22"/>
          <table:table-cell table:number-columns-repeated="9" table:style-name="ce3"/>
          <table:table-cell table:number-columns-repeated="16373" table:style-name="ce6"/>
        </table:table-row>
        <table:table-row table:style-name="ro3">
          <table:table-cell office:value-type="string" table:style-name="ce26">
            <text:p>台中港</text:p>
          </table:table-cell>
          <table:table-cell office:value-type="string" table:style-name="ce22">
            <text:p>Taichungkang</text:p>
          </table:table-cell>
          <table:table-cell office:value-type="float" office:value="81028713" table:style-name="ce2">
            <text:p>81,028,713</text:p>
          </table:table-cell>
          <table:table-cell office:value-type="string" table:style-name="ce2">
            <text:p>-</text:p>
          </table:table-cell>
          <table:table-cell office:value-type="float" office:value="81028713" table:formula="msoxl:=IF(SUM(C19:D19)=0,&quot;-&quot;,SUM(C19:D19))" table:style-name="ce2">
            <text:p>81,028,713</text:p>
          </table:table-cell>
          <table:table-cell office:value-type="float" office:value="80874699" table:style-name="ce2">
            <text:p>80,874,699</text:p>
          </table:table-cell>
          <table:table-cell office:value-type="string" table:style-name="ce2">
            <text:p>-</text:p>
          </table:table-cell>
          <table:table-cell office:value-type="float" office:value="80874699" table:formula="msoxl:=IF(SUM(F19:G19)=0,&quot;-&quot;,SUM(F19:G19))" table:style-name="ce2">
            <text:p>80,874,699</text:p>
          </table:table-cell>
          <table:table-cell office:value-type="float" office:value="154014" table:style-name="ce2">
            <text:p>154,014</text:p>
          </table:table-cell>
          <table:table-cell office:value-type="string" table:style-name="ce2">
            <text:p>-</text:p>
          </table:table-cell>
          <table:table-cell office:value-type="float" office:value="154014" table:formula="msoxl:=IF(SUM(I19:J19)=0,&quot;-&quot;,SUM(I19:J19))" table:style-name="ce2">
            <text:p>154,014</text:p>
          </table:table-cell>
          <table:table-cell table:number-columns-repeated="16373" table:style-name="ce6"/>
        </table:table-row>
        <table:table-row table:style-name="ro3">
          <table:table-cell office:value-type="string" table:style-name="ce26">
            <text:p>王功等七分場</text:p>
          </table:table-cell>
          <table:table-cell office:value-type="string" table:style-name="ce22">
            <text:p>Wangkong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office:string-value="-" table:formula="msoxl:=IF(SUM(C20:D20)=0,&quot;-&quot;,SUM(C20:D20))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office:string-value="-" table:formula="msoxl:=IF(SUM(F20:G20)=0,&quot;-&quot;,SUM(F20:G20))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office:string-value="-" table:formula="msoxl:=IF(SUM(I20:J20)=0,&quot;-&quot;,SUM(I20:J20))" table:style-name="ce2">
            <text:p>-</text:p>
          </table:table-cell>
          <table:table-cell table:number-columns-repeated="16373" table:style-name="ce6"/>
        </table:table-row>
        <table:table-row table:style-name="ro3">
          <table:table-cell office:value-type="string" table:style-name="ce26">
            <text:p>雲林(四湖)</text:p>
          </table:table-cell>
          <table:table-cell office:value-type="string" table:style-name="ce22">
            <text:p>Yunlin</text:p>
          </table:table-cell>
          <table:table-cell office:value-type="float" office:value="39510" table:style-name="ce2">
            <text:p>39,510</text:p>
          </table:table-cell>
          <table:table-cell office:value-type="string" table:style-name="ce2">
            <text:p>-</text:p>
          </table:table-cell>
          <table:table-cell office:value-type="float" office:value="39510" table:formula="msoxl:=IF(SUM(C21:D21)=0,&quot;-&quot;,SUM(C21:D21))" table:style-name="ce2">
            <text:p>39,510</text:p>
          </table:table-cell>
          <table:table-cell office:value-type="float" office:value="328598" table:style-name="ce2">
            <text:p>328,598</text:p>
          </table:table-cell>
          <table:table-cell office:value-type="string" table:style-name="ce2">
            <text:p>-</text:p>
          </table:table-cell>
          <table:table-cell office:value-type="float" office:value="328598" table:formula="msoxl:=IF(SUM(F21:G21)=0,&quot;-&quot;,SUM(F21:G21))" table:style-name="ce2">
            <text:p>328,598</text:p>
          </table:table-cell>
          <table:table-cell office:value-type="float" office:value="-289088" table:style-name="ce2">
            <text:p>-289,088</text:p>
          </table:table-cell>
          <table:table-cell office:value-type="string" table:style-name="ce2">
            <text:p>-</text:p>
          </table:table-cell>
          <table:table-cell office:value-type="float" office:value="-289088" table:formula="msoxl:=IF(SUM(I21:J21)=0,&quot;-&quot;,SUM(I21:J21))" table:style-name="ce2">
            <text:p>-289,088</text:p>
          </table:table-cell>
          <table:table-cell table:number-columns-repeated="16373" table:style-name="ce6"/>
        </table:table-row>
        <table:table-row table:style-name="ro3">
          <table:table-cell office:value-type="string" table:style-name="ce26">
            <text:p>東石</text:p>
          </table:table-cell>
          <table:table-cell office:value-type="string" table:style-name="ce22">
            <text:p>Tunghih</text:p>
          </table:table-cell>
          <table:table-cell office:value-type="float" office:value="4124286" table:style-name="ce2">
            <text:p>4,124,286</text:p>
          </table:table-cell>
          <table:table-cell office:value-type="string" table:style-name="ce2">
            <text:p>-</text:p>
          </table:table-cell>
          <table:table-cell office:value-type="float" office:value="4124286" table:formula="msoxl:=IF(SUM(C22:D22)=0,&quot;-&quot;,SUM(C22:D22))" table:style-name="ce2">
            <text:p>4,124,286</text:p>
          </table:table-cell>
          <table:table-cell office:value-type="float" office:value="6301403" table:style-name="ce2">
            <text:p>6,301,403</text:p>
          </table:table-cell>
          <table:table-cell office:value-type="string" table:style-name="ce2">
            <text:p>-</text:p>
          </table:table-cell>
          <table:table-cell office:value-type="float" office:value="6301403" table:formula="msoxl:=IF(SUM(F22:G22)=0,&quot;-&quot;,SUM(F22:G22))" table:style-name="ce2">
            <text:p>6,301,403</text:p>
          </table:table-cell>
          <table:table-cell office:value-type="float" office:value="-2177117" table:style-name="ce2">
            <text:p>-2,177,117</text:p>
          </table:table-cell>
          <table:table-cell office:value-type="string" table:style-name="ce2">
            <text:p>-</text:p>
          </table:table-cell>
          <table:table-cell office:value-type="float" office:value="-2177117" table:formula="msoxl:=IF(SUM(I22:J22)=0,&quot;-&quot;,SUM(I22:J22))" table:style-name="ce2">
            <text:p>-2,177,117</text:p>
          </table:table-cell>
          <table:table-cell table:number-columns-repeated="16373" table:style-name="ce6"/>
        </table:table-row>
        <table:table-row table:style-name="ro3">
          <table:table-cell office:value-type="string" table:style-name="ce26">
            <text:p>布袋</text:p>
          </table:table-cell>
          <table:table-cell office:value-type="string" table:style-name="ce22">
            <text:p>Budai</text:p>
          </table:table-cell>
          <table:table-cell office:value-type="float" office:value="853286" table:style-name="ce2">
            <text:p>853,286</text:p>
          </table:table-cell>
          <table:table-cell office:value-type="string" table:style-name="ce2">
            <text:p>-</text:p>
          </table:table-cell>
          <table:table-cell office:value-type="float" office:value="853286" table:formula="msoxl:=IF(SUM(C23:D23)=0,&quot;-&quot;,SUM(C23:D23))" table:style-name="ce2">
            <text:p>853,286</text:p>
          </table:table-cell>
          <table:table-cell office:value-type="float" office:value="2882250" table:style-name="ce2">
            <text:p>2,882,250</text:p>
          </table:table-cell>
          <table:table-cell office:value-type="string" table:style-name="ce2">
            <text:p>-</text:p>
          </table:table-cell>
          <table:table-cell office:value-type="float" office:value="2882250" table:formula="msoxl:=IF(SUM(F23:G23)=0,&quot;-&quot;,SUM(F23:G23))" table:style-name="ce2">
            <text:p>2,882,250</text:p>
          </table:table-cell>
          <table:table-cell office:value-type="float" office:value="-2028964" table:style-name="ce2">
            <text:p>-2,028,964</text:p>
          </table:table-cell>
          <table:table-cell office:value-type="string" table:style-name="ce2">
            <text:p>-</text:p>
          </table:table-cell>
          <table:table-cell office:value-type="float" office:value="-2028964" table:formula="msoxl:=IF(SUM(I23:J23)=0,&quot;-&quot;,SUM(I23:J23))" table:style-name="ce2">
            <text:p>-2,028,964</text:p>
          </table:table-cell>
          <table:table-cell table:number-columns-repeated="16373" table:style-name="ce6"/>
        </table:table-row>
        <table:table-row table:number-rows-repeated="2" table:style-name="ro3">
          <table:table-cell office:value-type="string" table:style-name="ce26">
            <text:p><text:s text:c="7"/></text:p>
          </table:table-cell>
          <table:table-cell table:style-name="ce22"/>
          <table:table-cell table:number-columns-repeated="9" table:style-name="ce3"/>
          <table:table-cell table:number-columns-repeated="16373" table:style-name="ce6"/>
        </table:table-row>
        <table:table-row table:style-name="ro3">
          <table:table-cell office:value-type="string" table:style-name="ce26">
            <text:p>北門</text:p>
          </table:table-cell>
          <table:table-cell office:value-type="string" table:style-name="ce22">
            <text:p>Peimen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office:string-value="-" table:formula="msoxl:=IF(SUM(C26:D26)=0,&quot;-&quot;,SUM(C26:D26))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office:string-value="-" table:formula="msoxl:=IF(SUM(F26:G26)=0,&quot;-&quot;,SUM(F26:G26))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office:string-value="-" table:formula="msoxl:=IF(SUM(I26:J26)=0,&quot;-&quot;,SUM(I26:J26))" table:style-name="ce2">
            <text:p>-</text:p>
          </table:table-cell>
          <table:table-cell table:number-columns-repeated="16373" table:style-name="ce6"/>
        </table:table-row>
        <table:table-row table:style-name="ro3">
          <table:table-cell office:value-type="string" table:style-name="ce26">
            <text:p>青山港</text:p>
          </table:table-cell>
          <table:table-cell office:value-type="string" table:style-name="ce22">
            <text:p>Chinshankang</text:p>
          </table:table-cell>
          <table:table-cell office:value-type="float" office:value="1177458" table:style-name="ce2">
            <text:p>1,177,458</text:p>
          </table:table-cell>
          <table:table-cell office:value-type="float" office:value="114135" table:style-name="ce2">
            <text:p>114,135</text:p>
          </table:table-cell>
          <table:table-cell office:value-type="float" office:value="1291593" table:formula="msoxl:=IF(SUM(C27:D27)=0,&quot;-&quot;,SUM(C27:D27))" table:style-name="ce2">
            <text:p>1,291,593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office:string-value="-" table:formula="msoxl:=IF(SUM(F27:G27)=0,&quot;-&quot;,SUM(F27:G27))" table:style-name="ce2">
            <text:p>-</text:p>
          </table:table-cell>
          <table:table-cell office:value-type="float" office:value="1177458" table:style-name="ce2">
            <text:p>1,177,458</text:p>
          </table:table-cell>
          <table:table-cell office:value-type="float" office:value="114135" table:style-name="ce2">
            <text:p>114,135</text:p>
          </table:table-cell>
          <table:table-cell office:value-type="float" office:value="1291593" table:formula="msoxl:=IF(SUM(I27:J27)=0,&quot;-&quot;,SUM(I27:J27))" table:style-name="ce2">
            <text:p>1,291,593</text:p>
          </table:table-cell>
          <table:table-cell table:number-columns-repeated="16373" table:style-name="ce6"/>
        </table:table-row>
        <table:table-row table:style-name="ro3">
          <table:table-cell office:value-type="string" table:style-name="ce26">
            <text:p>將軍港</text:p>
          </table:table-cell>
          <table:table-cell office:value-type="string" table:style-name="ce22">
            <text:p>Chiangchuingkang</text:p>
          </table:table-cell>
          <table:table-cell office:value-type="float" office:value="1537017" table:style-name="ce2">
            <text:p>1,537,017</text:p>
          </table:table-cell>
          <table:table-cell office:value-type="string" table:style-name="ce2">
            <text:p>-</text:p>
          </table:table-cell>
          <table:table-cell office:value-type="float" office:value="1537017" table:formula="msoxl:=IF(SUM(C28:D28)=0,&quot;-&quot;,SUM(C28:D28))" table:style-name="ce2">
            <text:p>1,537,017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office:string-value="-" table:formula="msoxl:=IF(SUM(F28:G28)=0,&quot;-&quot;,SUM(F28:G28))" table:style-name="ce2">
            <text:p>-</text:p>
          </table:table-cell>
          <table:table-cell office:value-type="float" office:value="1537017" table:style-name="ce2">
            <text:p>1,537,017</text:p>
          </table:table-cell>
          <table:table-cell office:value-type="string" table:style-name="ce2">
            <text:p>-</text:p>
          </table:table-cell>
          <table:table-cell office:value-type="float" office:value="1537017" table:formula="msoxl:=IF(SUM(I28:J28)=0,&quot;-&quot;,SUM(I28:J28))" table:style-name="ce2">
            <text:p>1,537,017</text:p>
          </table:table-cell>
          <table:table-cell table:number-columns-repeated="16373" table:style-name="ce6"/>
        </table:table-row>
        <table:table-row table:style-name="ro3">
          <table:table-cell office:value-type="string" table:style-name="ce26">
            <text:p>七股</text:p>
          </table:table-cell>
          <table:table-cell office:value-type="string" table:style-name="ce22">
            <text:p>Chinku</text:p>
          </table:table-cell>
          <table:table-cell office:value-type="float" office:value="152282" table:style-name="ce2">
            <text:p>152,282</text:p>
          </table:table-cell>
          <table:table-cell office:value-type="string" table:style-name="ce2">
            <text:p>-</text:p>
          </table:table-cell>
          <table:table-cell office:value-type="float" office:value="152282" table:formula="msoxl:=IF(SUM(C29:D29)=0,&quot;-&quot;,SUM(C29:D29))" table:style-name="ce2">
            <text:p>152,282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office:string-value="-" table:formula="msoxl:=IF(SUM(F29:G29)=0,&quot;-&quot;,SUM(F29:G29))" table:style-name="ce2">
            <text:p>-</text:p>
          </table:table-cell>
          <table:table-cell office:value-type="float" office:value="152282" table:style-name="ce2">
            <text:p>152,282</text:p>
          </table:table-cell>
          <table:table-cell office:value-type="string" table:style-name="ce2">
            <text:p>-</text:p>
          </table:table-cell>
          <table:table-cell office:value-type="float" office:value="152282" table:formula="msoxl:=IF(SUM(I29:J29)=0,&quot;-&quot;,SUM(I29:J29))" table:style-name="ce2">
            <text:p>152,282</text:p>
          </table:table-cell>
          <table:table-cell table:number-columns-repeated="16373" table:style-name="ce6"/>
        </table:table-row>
        <table:table-row table:style-name="ro3">
          <table:table-cell office:value-type="string" table:style-name="ce26">
            <text:p>興達港</text:p>
          </table:table-cell>
          <table:table-cell office:value-type="string" table:style-name="ce22">
            <text:p>Shindarkang</text:p>
          </table:table-cell>
          <table:table-cell office:value-type="float" office:value="8422658" table:style-name="ce2">
            <text:p>8,422,658</text:p>
          </table:table-cell>
          <table:table-cell office:value-type="float" office:value="3871583" table:style-name="ce2">
            <text:p>3,871,583</text:p>
          </table:table-cell>
          <table:table-cell office:value-type="float" office:value="12294241" table:formula="msoxl:=IF(SUM(C30:D30)=0,&quot;-&quot;,SUM(C30:D30))" table:style-name="ce2">
            <text:p>12,294,241</text:p>
          </table:table-cell>
          <table:table-cell office:value-type="float" office:value="3571302" table:style-name="ce2">
            <text:p>3,571,302</text:p>
          </table:table-cell>
          <table:table-cell office:value-type="float" office:value="3808676" table:style-name="ce2">
            <text:p>3,808,676</text:p>
          </table:table-cell>
          <table:table-cell office:value-type="float" office:value="7379978" table:formula="msoxl:=IF(SUM(F30:G30)=0,&quot;-&quot;,SUM(F30:G30))" table:style-name="ce2">
            <text:p>7,379,978</text:p>
          </table:table-cell>
          <table:table-cell office:value-type="float" office:value="4851356" table:style-name="ce2">
            <text:p>4,851,356</text:p>
          </table:table-cell>
          <table:table-cell office:value-type="float" office:value="62907" table:style-name="ce2">
            <text:p>62,907</text:p>
          </table:table-cell>
          <table:table-cell office:value-type="float" office:value="4914263" table:formula="msoxl:=IF(SUM(I30:J30)=0,&quot;-&quot;,SUM(I30:J30))" table:style-name="ce2">
            <text:p>4,914,263</text:p>
          </table:table-cell>
          <table:table-cell table:number-columns-repeated="16373" table:style-name="ce6"/>
        </table:table-row>
        <table:table-row table:number-rows-repeated="2" table:style-name="ro3">
          <table:table-cell office:value-type="string" table:style-name="ce26">
            <text:p><text:s text:c="7"/></text:p>
          </table:table-cell>
          <table:table-cell table:style-name="ce22"/>
          <table:table-cell table:number-columns-repeated="9" table:style-name="ce3"/>
          <table:table-cell table:number-columns-repeated="16373" table:style-name="ce6"/>
        </table:table-row>
        <table:table-row table:style-name="ro3">
          <table:table-cell office:value-type="string" table:style-name="ce26">
            <text:p>永安</text:p>
          </table:table-cell>
          <table:table-cell office:value-type="string" table:style-name="ce22">
            <text:p>Yenan</text:p>
          </table:table-cell>
          <table:table-cell office:value-type="float" office:value="3396250" table:style-name="ce2">
            <text:p>3,396,250</text:p>
          </table:table-cell>
          <table:table-cell office:value-type="string" table:style-name="ce2">
            <text:p>-</text:p>
          </table:table-cell>
          <table:table-cell office:value-type="float" office:value="3396250" table:formula="msoxl:=IF(SUM(C33:D33)=0,&quot;-&quot;,SUM(C33:D33))" table:style-name="ce2">
            <text:p>3,396,250</text:p>
          </table:table-cell>
          <table:table-cell office:value-type="float" office:value="3194925" table:style-name="ce2">
            <text:p>3,194,925</text:p>
          </table:table-cell>
          <table:table-cell office:value-type="string" table:style-name="ce2">
            <text:p>-</text:p>
          </table:table-cell>
          <table:table-cell office:value-type="float" office:value="3194925" table:formula="msoxl:=IF(SUM(F33:G33)=0,&quot;-&quot;,SUM(F33:G33))" table:style-name="ce2">
            <text:p>3,194,925</text:p>
          </table:table-cell>
          <table:table-cell office:value-type="float" office:value="201325" table:style-name="ce2">
            <text:p>201,325</text:p>
          </table:table-cell>
          <table:table-cell office:value-type="string" table:style-name="ce2">
            <text:p>-</text:p>
          </table:table-cell>
          <table:table-cell office:value-type="float" office:value="201325" table:formula="msoxl:=IF(SUM(I33:J33)=0,&quot;-&quot;,SUM(I33:J33))" table:style-name="ce2">
            <text:p>201,325</text:p>
          </table:table-cell>
          <table:table-cell table:number-columns-repeated="16373" table:style-name="ce6"/>
        </table:table-row>
        <table:table-row table:style-name="ro3">
          <table:table-cell office:value-type="string" table:style-name="ce26">
            <text:p>梓官(蚵子寮)</text:p>
          </table:table-cell>
          <table:table-cell office:value-type="string" table:style-name="ce22">
            <text:p>Tzekwang(Kertzeliao)</text:p>
          </table:table-cell>
          <table:table-cell office:value-type="float" office:value="284165146" table:style-name="ce2">
            <text:p>284,165,146</text:p>
          </table:table-cell>
          <table:table-cell office:value-type="float" office:value="16131327" table:style-name="ce2">
            <text:p>16,131,327</text:p>
          </table:table-cell>
          <table:table-cell office:value-type="float" office:value="300296473" table:formula="msoxl:=IF(SUM(C34:D34)=0,&quot;-&quot;,SUM(C34:D34))" table:style-name="ce2">
            <text:p>300,296,473</text:p>
          </table:table-cell>
          <table:table-cell office:value-type="float" office:value="281465868" table:style-name="ce2">
            <text:p>281,465,868</text:p>
          </table:table-cell>
          <table:table-cell office:value-type="float" office:value="16314920" table:style-name="ce2">
            <text:p>16,314,920</text:p>
          </table:table-cell>
          <table:table-cell office:value-type="float" office:value="297780788" table:formula="msoxl:=IF(SUM(F34:G34)=0,&quot;-&quot;,SUM(F34:G34))" table:style-name="ce2">
            <text:p>297,780,788</text:p>
          </table:table-cell>
          <table:table-cell office:value-type="float" office:value="2699278" table:style-name="ce2">
            <text:p>2,699,278</text:p>
          </table:table-cell>
          <table:table-cell office:value-type="float" office:value="-183593" table:style-name="ce2">
            <text:p>-183,593</text:p>
          </table:table-cell>
          <table:table-cell office:value-type="float" office:value="2515685" table:formula="msoxl:=IF(SUM(I34:J34)=0,&quot;-&quot;,SUM(I34:J34))" table:style-name="ce2">
            <text:p>2,515,685</text:p>
          </table:table-cell>
          <table:table-cell table:number-columns-repeated="16373" table:style-name="ce6"/>
        </table:table-row>
        <table:table-row table:style-name="ro3">
          <table:table-cell office:value-type="string" table:style-name="ce26">
            <text:p>彌陀(南寮)</text:p>
          </table:table-cell>
          <table:table-cell office:value-type="string" table:style-name="ce22">
            <text:p>Mitwo(Nanliao)</text:p>
          </table:table-cell>
          <table:table-cell office:value-type="float" office:value="13442870" table:style-name="ce2">
            <text:p>13,442,870</text:p>
          </table:table-cell>
          <table:table-cell office:value-type="float" office:value="2986701" table:style-name="ce2">
            <text:p>2,986,701</text:p>
          </table:table-cell>
          <table:table-cell office:value-type="float" office:value="16429571" table:formula="msoxl:=IF(SUM(C35:D35)=0,&quot;-&quot;,SUM(C35:D35))" table:style-name="ce2">
            <text:p>16,429,571</text:p>
          </table:table-cell>
          <table:table-cell office:value-type="float" office:value="16362361" table:style-name="ce2">
            <text:p>16,362,361</text:p>
          </table:table-cell>
          <table:table-cell office:value-type="string" table:style-name="ce2">
            <text:p>-</text:p>
          </table:table-cell>
          <table:table-cell office:value-type="float" office:value="16362361" table:formula="msoxl:=IF(SUM(F35:G35)=0,&quot;-&quot;,SUM(F35:G35))" table:style-name="ce2">
            <text:p>16,362,361</text:p>
          </table:table-cell>
          <table:table-cell office:value-type="float" office:value="-2919491" table:style-name="ce2">
            <text:p>-2,919,491</text:p>
          </table:table-cell>
          <table:table-cell office:value-type="float" office:value="2986701" table:style-name="ce2">
            <text:p>2,986,701</text:p>
          </table:table-cell>
          <table:table-cell office:value-type="float" office:value="67210" table:formula="msoxl:=IF(SUM(I35:J35)=0,&quot;-&quot;,SUM(I35:J35))" table:style-name="ce2">
            <text:p>67,210</text:p>
          </table:table-cell>
          <table:table-cell table:number-columns-repeated="16373" table:style-name="ce6"/>
        </table:table-row>
        <table:table-row table:style-name="ro3">
          <table:table-cell office:value-type="string" table:style-name="ce26">
            <text:p>林園(中芸)</text:p>
          </table:table-cell>
          <table:table-cell office:value-type="string" table:style-name="ce22">
            <text:p>Linyuan(Chungun)</text:p>
          </table:table-cell>
          <table:table-cell office:value-type="float" office:value="16049389" table:style-name="ce2">
            <text:p>16,049,389</text:p>
          </table:table-cell>
          <table:table-cell office:value-type="string" table:style-name="ce2">
            <text:p>-</text:p>
          </table:table-cell>
          <table:table-cell office:value-type="float" office:value="16049389" table:formula="msoxl:=IF(SUM(C36:D36)=0,&quot;-&quot;,SUM(C36:D36))" table:style-name="ce2">
            <text:p>16,049,389</text:p>
          </table:table-cell>
          <table:table-cell office:value-type="float" office:value="15857168" table:style-name="ce2">
            <text:p>15,857,168</text:p>
          </table:table-cell>
          <table:table-cell office:value-type="string" table:style-name="ce2">
            <text:p>-</text:p>
          </table:table-cell>
          <table:table-cell office:value-type="float" office:value="15857168" table:formula="msoxl:=IF(SUM(F36:G36)=0,&quot;-&quot;,SUM(F36:G36))" table:style-name="ce2">
            <text:p>15,857,168</text:p>
          </table:table-cell>
          <table:table-cell office:value-type="float" office:value="192221" table:style-name="ce2">
            <text:p>192,221</text:p>
          </table:table-cell>
          <table:table-cell office:value-type="string" table:style-name="ce2">
            <text:p>-</text:p>
          </table:table-cell>
          <table:table-cell office:value-type="float" office:value="192221" table:formula="msoxl:=IF(SUM(I36:J36)=0,&quot;-&quot;,SUM(I36:J36))" table:style-name="ce2">
            <text:p>192,221</text:p>
          </table:table-cell>
          <table:table-cell table:number-columns-repeated="16373" table:style-name="ce6"/>
        </table:table-row>
        <table:table-row table:style-name="ro3">
          <table:table-cell office:value-type="string" table:style-name="ce26">
            <text:p>東港</text:p>
          </table:table-cell>
          <table:table-cell office:value-type="string" table:style-name="ce22">
            <text:p>Tungkang</text:p>
          </table:table-cell>
          <table:table-cell office:value-type="float" office:value="113526192" table:style-name="ce2">
            <text:p>113,526,192</text:p>
          </table:table-cell>
          <table:table-cell office:value-type="string" table:style-name="ce2">
            <text:p>-</text:p>
          </table:table-cell>
          <table:table-cell office:value-type="float" office:value="113526192" table:formula="msoxl:=IF(SUM(C37:D37)=0,&quot;-&quot;,SUM(C37:D37))" table:style-name="ce2">
            <text:p>113,526,192</text:p>
          </table:table-cell>
          <table:table-cell office:value-type="float" office:value="21775484" table:style-name="ce2">
            <text:p>21,775,484</text:p>
          </table:table-cell>
          <table:table-cell office:value-type="string" table:style-name="ce2">
            <text:p>-</text:p>
          </table:table-cell>
          <table:table-cell office:value-type="float" office:value="21775484" table:formula="msoxl:=IF(SUM(F37:G37)=0,&quot;-&quot;,SUM(F37:G37))" table:style-name="ce2">
            <text:p>21,775,484</text:p>
          </table:table-cell>
          <table:table-cell office:value-type="float" office:value="91750708" table:style-name="ce2">
            <text:p>91,750,708</text:p>
          </table:table-cell>
          <table:table-cell office:value-type="string" table:style-name="ce2">
            <text:p>-</text:p>
          </table:table-cell>
          <table:table-cell office:value-type="float" office:value="91750708" table:formula="msoxl:=IF(SUM(I37:J37)=0,&quot;-&quot;,SUM(I37:J37))" table:style-name="ce2">
            <text:p>91,750,708</text:p>
          </table:table-cell>
          <table:table-cell table:number-columns-repeated="16373" table:style-name="ce6"/>
        </table:table-row>
        <table:table-row table:style-name="ro3">
          <table:table-cell office:value-type="string" table:style-name="ce26">
            <text:p><text:s text:c="7"/></text:p>
          </table:table-cell>
          <table:table-cell table:style-name="ce22"/>
          <table:table-cell table:number-columns-repeated="9" table:style-name="ce3"/>
          <table:table-cell table:number-columns-repeated="16373" table:style-name="ce6"/>
        </table:table-row>
        <table:table-row table:style-name="ro3">
          <table:table-cell office:value-type="string" table:style-name="ce29">
            <text:p><text:s text:c="7"/></text:p>
          </table:table-cell>
          <table:table-cell table:style-name="ce17"/>
          <table:table-cell table:number-columns-repeated="9" table:style-name="ce4"/>
          <table:table-cell table:number-columns-repeated="16373" table:style-name="ce6"/>
        </table:table-row>
        <table:table-row table:number-rows-repeated="1048537" table:style-name="ro2">
          <table:table-cell table:number-columns-repeated="16384"/>
        </table:table-row>
      </table:table>
      <table:table table:name="魚市場收支概況2(續完)" table:style-name="ta1">
        <table:table-column table:style-name="co1" table:default-cell-style-name="ce30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default-cell-style-name="ce1"/>
        <table:table-column table:style-name="co5" table:number-columns-repeated="3" table:default-cell-style-name="ce1"/>
        <table:table-column table:style-name="co6" table:number-columns-repeated="16370" table:default-cell-style-name="ce1"/>
        <table:table-row table:style-name="ro1">
          <table:table-cell office:value-type="string" table:style-name="ce31">
            <text:p><text:s text:c="3"/>23‧魚市場收支概況(續完)<text:s text:c="21"/></text:p>
          </table:table-cell>
          <table:table-cell table:number-columns-repeated="4" table:style-name="ce32"/>
          <table:table-cell office:value-type="string" table:style-name="ce31">
            <text:p>23‧Income Statement of Fish Market(End)</text:p>
          </table:table-cell>
          <table:table-cell table:number-columns-repeated="5" table:style-name="ce32"/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3">
          <table:table-cell table:style-name="ce24"/>
          <table:table-cell table:number-columns-repeated="5" table:style-name="ce6"/>
          <table:table-cell office:value-type="string" table:style-name="ce7">
            <text:p>單位：新臺幣元</text:p>
          </table:table-cell>
          <table:table-cell table:number-columns-repeated="3" table:style-name="ce6"/>
          <table:table-cell office:value-type="string" table:style-name="ce7">
            <text:p>Unit：N.T.$</text:p>
          </table:table-cell>
          <table:table-cell table:number-columns-repeated="16373" table:style-name="ce6"/>
        </table:table-row>
        <table:table-row table:style-name="ro3">
          <table:table-cell table:style-name="ce25"/>
          <table:table-cell office:value-type="string" table:style-name="ce11">
            <text:p>項目</text:p>
          </table:table-cell>
          <table:table-cell table:style-name="ce9"/>
          <table:table-cell office:value-type="string" table:style-name="ce10">
            <text:p>收入</text:p>
          </table:table-cell>
          <table:table-cell table:style-name="ce11"/>
          <table:table-cell table:style-name="ce9"/>
          <table:table-cell office:value-type="string" table:style-name="ce10">
            <text:p>支出</text:p>
          </table:table-cell>
          <table:table-cell table:style-name="ce12"/>
          <table:table-cell table:style-name="ce8"/>
          <table:table-cell office:value-type="string" table:style-name="ce10">
            <text:p>餘絀</text:p>
          </table:table-cell>
          <table:table-cell table:style-name="ce12"/>
          <table:table-cell table:number-columns-repeated="16373" table:style-name="ce6"/>
        </table:table-row>
        <table:table-row table:style-name="ro3">
          <table:table-cell table:style-name="ce26"/>
          <table:table-cell office:value-type="string" table:style-name="ce18">
            <text:p>Item</text:p>
          </table:table-cell>
          <table:table-cell table:style-name="ce14"/>
          <table:table-cell office:value-type="string" table:style-name="ce15">
            <text:p>Revenues</text:p>
          </table:table-cell>
          <table:table-cell table:style-name="ce16"/>
          <table:table-cell table:style-name="ce14"/>
          <table:table-cell office:value-type="string" table:style-name="ce15">
            <text:p>Expenditures</text:p>
          </table:table-cell>
          <table:table-cell table:style-name="ce17"/>
          <table:table-cell table:style-name="ce13"/>
          <table:table-cell office:value-type="string" table:style-name="ce15">
            <text:p>Gain of</text:p>
          </table:table-cell>
          <table:table-cell table:style-name="ce17"/>
          <table:table-cell table:number-columns-repeated="16373" table:style-name="ce6"/>
        </table:table-row>
        <table:table-row table:style-name="ro3">
          <table:table-cell office:value-type="string" table:style-name="ce27">
            <text:p>市場別</text:p>
          </table:table-cell>
          <table:table-cell table:style-name="ce18"/>
          <table:table-cell office:value-type="string" table:style-name="ce9">
            <text:p>市場收入</text:p>
          </table:table-cell>
          <table:table-cell office:value-type="string" table:style-name="ce19">
            <text:p>製冰冷藏收入</text:p>
          </table:table-cell>
          <table:table-cell office:value-type="string" table:style-name="ce19">
            <text:p>合計</text:p>
          </table:table-cell>
          <table:table-cell office:value-type="string" table:style-name="ce9">
            <text:p>市場支出</text:p>
          </table:table-cell>
          <table:table-cell office:value-type="string" table:style-name="ce19">
            <text:p>製冰冷藏支出</text:p>
          </table:table-cell>
          <table:table-cell office:value-type="string" table:style-name="ce19">
            <text:p>合計</text:p>
          </table:table-cell>
          <table:table-cell office:value-type="string" table:style-name="ce9">
            <text:p>市場餘絀</text:p>
          </table:table-cell>
          <table:table-cell office:value-type="string" table:style-name="ce19">
            <text:p>製冰冷藏餘絀</text:p>
          </table:table-cell>
          <table:table-cell office:value-type="string" table:style-name="ce19">
            <text:p>合計</text:p>
          </table:table-cell>
          <table:table-cell table:number-columns-repeated="16373" table:style-name="ce6"/>
        </table:table-row>
        <table:table-row table:style-name="ro3">
          <table:table-cell office:value-type="string" table:style-name="ce28">
            <text:p>Market</text:p>
          </table:table-cell>
          <table:table-cell table:style-name="ce16"/>
          <table:table-cell office:value-type="string" table:style-name="ce20">
            <text:p>Market</text:p>
          </table:table-cell>
          <table:table-cell office:value-type="string" table:style-name="ce21">
            <text:p>Ice Making Cold Storage</text:p>
          </table:table-cell>
          <table:table-cell office:value-type="string" table:style-name="ce21">
            <text:p>Total</text:p>
          </table:table-cell>
          <table:table-cell office:value-type="string" table:style-name="ce20">
            <text:p>Market</text:p>
          </table:table-cell>
          <table:table-cell office:value-type="string" table:style-name="ce21">
            <text:p>Ice Making Cold Storage</text:p>
          </table:table-cell>
          <table:table-cell office:value-type="string" table:style-name="ce21">
            <text:p>Total</text:p>
          </table:table-cell>
          <table:table-cell office:value-type="string" table:style-name="ce20">
            <text:p>Market</text:p>
          </table:table-cell>
          <table:table-cell office:value-type="string" table:style-name="ce21">
            <text:p>Ice Making Cold Storage</text:p>
          </table:table-cell>
          <table:table-cell office:value-type="string" table:style-name="ce21">
            <text:p>Total</text:p>
          </table:table-cell>
          <table:table-cell table:number-columns-repeated="16373" table:style-name="ce6"/>
        </table:table-row>
        <table:table-row table:style-name="ro3">
          <table:table-cell office:value-type="string" table:style-name="ce26">
            <text:p>林邊</text:p>
          </table:table-cell>
          <table:table-cell office:value-type="string" table:style-name="ce22">
            <text:p>Linbein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office:string-value="-" table:formula="msoxl:=IF(SUM(C8:D8)=0,&quot;-&quot;,SUM(C8:D8))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office:string-value="-" table:formula="msoxl:=IF(SUM(F8:G8)=0,&quot;-&quot;,SUM(F8:G8))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office:string-value="-" table:formula="msoxl:=IF(SUM(I8:J8)=0,&quot;-&quot;,SUM(I8:J8))" table:style-name="ce2">
            <text:p>-</text:p>
          </table:table-cell>
          <table:table-cell table:number-columns-repeated="16373" table:style-name="ce6"/>
        </table:table-row>
        <table:table-row table:style-name="ro3">
          <table:table-cell office:value-type="string" table:style-name="ce26">
            <text:p>枋寮</text:p>
          </table:table-cell>
          <table:table-cell office:value-type="string" table:style-name="ce22">
            <text:p>Fanliao</text:p>
          </table:table-cell>
          <table:table-cell office:value-type="float" office:value="3908266" table:style-name="ce2">
            <text:p>3,908,266</text:p>
          </table:table-cell>
          <table:table-cell office:value-type="float" office:value="160000" table:style-name="ce2">
            <text:p>160,000</text:p>
          </table:table-cell>
          <table:table-cell office:value-type="float" office:value="4068266" table:formula="msoxl:=IF(SUM(C9:D9)=0,&quot;-&quot;,SUM(C9:D9))" table:style-name="ce2">
            <text:p>4,068,266</text:p>
          </table:table-cell>
          <table:table-cell office:value-type="float" office:value="463829" table:style-name="ce2">
            <text:p>463,829</text:p>
          </table:table-cell>
          <table:table-cell office:value-type="string" table:style-name="ce2">
            <text:p>-</text:p>
          </table:table-cell>
          <table:table-cell office:value-type="float" office:value="463829" table:formula="msoxl:=IF(SUM(F9:G9)=0,&quot;-&quot;,SUM(F9:G9))" table:style-name="ce2">
            <text:p>463,829</text:p>
          </table:table-cell>
          <table:table-cell office:value-type="float" office:value="3444437" table:style-name="ce2">
            <text:p>3,444,437</text:p>
          </table:table-cell>
          <table:table-cell office:value-type="float" office:value="160000" table:style-name="ce2">
            <text:p>160,000</text:p>
          </table:table-cell>
          <table:table-cell office:value-type="float" office:value="3604437" table:formula="msoxl:=IF(SUM(I9:J9)=0,&quot;-&quot;,SUM(I9:J9))" table:style-name="ce2">
            <text:p>3,604,437</text:p>
          </table:table-cell>
          <table:table-cell table:number-columns-repeated="16373" table:style-name="ce6"/>
        </table:table-row>
        <table:table-row table:style-name="ro3">
          <table:table-cell office:value-type="string" table:style-name="ce26">
            <text:p>恆春</text:p>
          </table:table-cell>
          <table:table-cell office:value-type="string" table:style-name="ce22">
            <text:p>Henegchun</text:p>
          </table:table-cell>
          <table:table-cell office:value-type="float" office:value="55014" table:style-name="ce2">
            <text:p>55,014</text:p>
          </table:table-cell>
          <table:table-cell office:value-type="float" office:value="3338869" table:style-name="ce2">
            <text:p>3,338,869</text:p>
          </table:table-cell>
          <table:table-cell office:value-type="float" office:value="3393883" table:formula="msoxl:=IF(SUM(C10:D10)=0,&quot;-&quot;,SUM(C10:D10))" table:style-name="ce2">
            <text:p>3,393,883</text:p>
          </table:table-cell>
          <table:table-cell office:value-type="float" office:value="191581" table:style-name="ce2">
            <text:p>191,581</text:p>
          </table:table-cell>
          <table:table-cell office:value-type="float" office:value="4815827" table:style-name="ce2">
            <text:p>4,815,827</text:p>
          </table:table-cell>
          <table:table-cell office:value-type="float" office:value="5007408" table:formula="msoxl:=IF(SUM(F10:G10)=0,&quot;-&quot;,SUM(F10:G10))" table:style-name="ce2">
            <text:p>5,007,408</text:p>
          </table:table-cell>
          <table:table-cell office:value-type="float" office:value="-136567" table:style-name="ce2">
            <text:p>-136,567</text:p>
          </table:table-cell>
          <table:table-cell office:value-type="float" office:value="-1476958" table:style-name="ce2">
            <text:p>-1,476,958</text:p>
          </table:table-cell>
          <table:table-cell office:value-type="float" office:value="-1613525" table:formula="msoxl:=IF(SUM(I10:J10)=0,&quot;-&quot;,SUM(I10:J10))" table:style-name="ce2">
            <text:p>-1,613,525</text:p>
          </table:table-cell>
          <table:table-cell table:number-columns-repeated="16373" table:style-name="ce6"/>
        </table:table-row>
        <table:table-row table:style-name="ro3">
          <table:table-cell office:value-type="string" table:style-name="ce26">
            <text:p>台東</text:p>
          </table:table-cell>
          <table:table-cell office:value-type="string" table:style-name="ce22">
            <text:p>Taitung</text:p>
          </table:table-cell>
          <table:table-cell office:value-type="float" office:value="2503708" table:style-name="ce2">
            <text:p>2,503,708</text:p>
          </table:table-cell>
          <table:table-cell office:value-type="float" office:value="1122650" table:style-name="ce2">
            <text:p>1,122,650</text:p>
          </table:table-cell>
          <table:table-cell office:value-type="float" office:value="3626358" table:formula="msoxl:=IF(SUM(C11:D11)=0,&quot;-&quot;,SUM(C11:D11))" table:style-name="ce2">
            <text:p>3,626,358</text:p>
          </table:table-cell>
          <table:table-cell office:value-type="float" office:value="2499700" table:style-name="ce2">
            <text:p>2,499,700</text:p>
          </table:table-cell>
          <table:table-cell office:value-type="float" office:value="1121500" table:style-name="ce2">
            <text:p>1,121,500</text:p>
          </table:table-cell>
          <table:table-cell office:value-type="float" office:value="3621200" table:formula="msoxl:=IF(SUM(F11:G11)=0,&quot;-&quot;,SUM(F11:G11))" table:style-name="ce2">
            <text:p>3,621,200</text:p>
          </table:table-cell>
          <table:table-cell office:value-type="float" office:value="4008" table:style-name="ce2">
            <text:p>4,008</text:p>
          </table:table-cell>
          <table:table-cell office:value-type="float" office:value="1150" table:style-name="ce2">
            <text:p>1,150</text:p>
          </table:table-cell>
          <table:table-cell office:value-type="float" office:value="5158" table:formula="msoxl:=IF(SUM(I11:J11)=0,&quot;-&quot;,SUM(I11:J11))" table:style-name="ce2">
            <text:p>5,158</text:p>
          </table:table-cell>
          <table:table-cell table:number-columns-repeated="16373" table:style-name="ce6"/>
        </table:table-row>
        <table:table-row table:style-name="ro3">
          <table:table-cell office:value-type="string" table:style-name="ce26">
            <text:p>新港</text:p>
          </table:table-cell>
          <table:table-cell office:value-type="string" table:style-name="ce22">
            <text:p>Shinkang</text:p>
          </table:table-cell>
          <table:table-cell office:value-type="float" office:value="55867300" table:style-name="ce2">
            <text:p>55,867,300</text:p>
          </table:table-cell>
          <table:table-cell office:value-type="float" office:value="17220250" table:style-name="ce2">
            <text:p>17,220,250</text:p>
          </table:table-cell>
          <table:table-cell office:value-type="float" office:value="73087550" table:formula="msoxl:=IF(SUM(C12:D12)=0,&quot;-&quot;,SUM(C12:D12))" table:style-name="ce2">
            <text:p>73,087,550</text:p>
          </table:table-cell>
          <table:table-cell office:value-type="float" office:value="59956488" table:style-name="ce2">
            <text:p>59,956,488</text:p>
          </table:table-cell>
          <table:table-cell office:value-type="float" office:value="11957726" table:style-name="ce2">
            <text:p>11,957,726</text:p>
          </table:table-cell>
          <table:table-cell office:value-type="float" office:value="71914214" table:formula="msoxl:=IF(SUM(F12:G12)=0,&quot;-&quot;,SUM(F12:G12))" table:style-name="ce2">
            <text:p>71,914,214</text:p>
          </table:table-cell>
          <table:table-cell office:value-type="float" office:value="-4089188" table:style-name="ce2">
            <text:p>-4,089,188</text:p>
          </table:table-cell>
          <table:table-cell office:value-type="float" office:value="5262524" table:style-name="ce2">
            <text:p>5,262,524</text:p>
          </table:table-cell>
          <table:table-cell office:value-type="float" office:value="1173336" table:formula="msoxl:=IF(SUM(I12:J12)=0,&quot;-&quot;,SUM(I12:J12))" table:style-name="ce2">
            <text:p>1,173,336</text:p>
          </table:table-cell>
          <table:table-cell table:number-columns-repeated="16373" table:style-name="ce6"/>
        </table:table-row>
        <table:table-row table:number-rows-repeated="2" table:style-name="ro3">
          <table:table-cell office:value-type="string" table:style-name="ce26">
            <text:p><text:s text:c="7"/></text:p>
          </table:table-cell>
          <table:table-cell table:style-name="ce22"/>
          <table:table-cell table:number-columns-repeated="9" table:style-name="ce3"/>
          <table:table-cell table:number-columns-repeated="16373" table:style-name="ce6"/>
        </table:table-row>
        <table:table-row table:style-name="ro3">
          <table:table-cell office:value-type="string" table:style-name="ce26">
            <text:p>綠島</text:p>
          </table:table-cell>
          <table:table-cell office:value-type="string" table:style-name="ce22">
            <text:p>Luetao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office:string-value="-" table:formula="msoxl:=IF(SUM(C15:D15)=0,&quot;-&quot;,SUM(C15:D15))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office:string-value="-" table:formula="msoxl:=IF(SUM(F15:G15)=0,&quot;-&quot;,SUM(F15:G15))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office:string-value="-" table:formula="msoxl:=IF(SUM(I15:J15)=0,&quot;-&quot;,SUM(I15:J15))" table:style-name="ce2">
            <text:p>-</text:p>
          </table:table-cell>
          <table:table-cell table:number-columns-repeated="16373" table:style-name="ce6"/>
        </table:table-row>
        <table:table-row table:style-name="ro3">
          <table:table-cell office:value-type="string" table:style-name="ce26">
            <text:p>花蓮</text:p>
          </table:table-cell>
          <table:table-cell office:value-type="string" table:style-name="ce22">
            <text:p>Hualien</text:p>
          </table:table-cell>
          <table:table-cell office:value-type="float" office:value="4679750" table:style-name="ce2">
            <text:p>4,679,750</text:p>
          </table:table-cell>
          <table:table-cell office:value-type="float" office:value="161800" table:style-name="ce2">
            <text:p>161,800</text:p>
          </table:table-cell>
          <table:table-cell office:value-type="float" office:value="4841550" table:formula="msoxl:=IF(SUM(C16:D16)=0,&quot;-&quot;,SUM(C16:D16))" table:style-name="ce2">
            <text:p>4,841,550</text:p>
          </table:table-cell>
          <table:table-cell office:value-type="float" office:value="2640383" table:style-name="ce2">
            <text:p>2,640,383</text:p>
          </table:table-cell>
          <table:table-cell office:value-type="float" office:value="292738" table:style-name="ce2">
            <text:p>292,738</text:p>
          </table:table-cell>
          <table:table-cell office:value-type="float" office:value="2933121" table:formula="msoxl:=IF(SUM(F16:G16)=0,&quot;-&quot;,SUM(F16:G16))" table:style-name="ce2">
            <text:p>2,933,121</text:p>
          </table:table-cell>
          <table:table-cell office:value-type="float" office:value="2039367" table:style-name="ce2">
            <text:p>2,039,367</text:p>
          </table:table-cell>
          <table:table-cell office:value-type="float" office:value="-130938" table:style-name="ce2">
            <text:p>-130,938</text:p>
          </table:table-cell>
          <table:table-cell office:value-type="float" office:value="1908429" table:formula="msoxl:=IF(SUM(I16:J16)=0,&quot;-&quot;,SUM(I16:J16))" table:style-name="ce2">
            <text:p>1,908,429</text:p>
          </table:table-cell>
          <table:table-cell table:number-columns-repeated="16373" table:style-name="ce6"/>
        </table:table-row>
        <table:table-row table:style-name="ro3">
          <table:table-cell office:value-type="string" table:style-name="ce26">
            <text:p>澎湖(馬公)</text:p>
          </table:table-cell>
          <table:table-cell office:value-type="string" table:style-name="ce22">
            <text:p>Penghu(Markwang)</text:p>
          </table:table-cell>
          <table:table-cell office:value-type="float" office:value="18296184" table:style-name="ce2">
            <text:p>18,296,184</text:p>
          </table:table-cell>
          <table:table-cell office:value-type="string" table:style-name="ce2">
            <text:p>-</text:p>
          </table:table-cell>
          <table:table-cell office:value-type="float" office:value="18296184" table:formula="msoxl:=IF(SUM(C17:D17)=0,&quot;-&quot;,SUM(C17:D17))" table:style-name="ce2">
            <text:p>18,296,184</text:p>
          </table:table-cell>
          <table:table-cell office:value-type="float" office:value="13509915" table:style-name="ce2">
            <text:p>13,509,915</text:p>
          </table:table-cell>
          <table:table-cell office:value-type="string" table:style-name="ce2">
            <text:p>-</text:p>
          </table:table-cell>
          <table:table-cell office:value-type="float" office:value="13509915" table:formula="msoxl:=IF(SUM(F17:G17)=0,&quot;-&quot;,SUM(F17:G17))" table:style-name="ce2">
            <text:p>13,509,915</text:p>
          </table:table-cell>
          <table:table-cell office:value-type="float" office:value="4786269" table:style-name="ce2">
            <text:p>4,786,269</text:p>
          </table:table-cell>
          <table:table-cell office:value-type="string" table:style-name="ce2">
            <text:p>-</text:p>
          </table:table-cell>
          <table:table-cell office:value-type="float" office:value="4786269" table:formula="msoxl:=IF(SUM(I17:J17)=0,&quot;-&quot;,SUM(I17:J17))" table:style-name="ce2">
            <text:p>4,786,269</text:p>
          </table:table-cell>
          <table:table-cell table:number-columns-repeated="16373" table:style-name="ce6"/>
        </table:table-row>
        <table:table-row table:style-name="ro3">
          <table:table-cell office:value-type="string" table:style-name="ce26">
            <text:p>基隆</text:p>
          </table:table-cell>
          <table:table-cell office:value-type="string" table:style-name="ce22">
            <text:p>Keelung</text:p>
          </table:table-cell>
          <table:table-cell office:value-type="float" office:value="45535554" table:style-name="ce2">
            <text:p>45,535,554</text:p>
          </table:table-cell>
          <table:table-cell office:value-type="string" table:style-name="ce2">
            <text:p>-</text:p>
          </table:table-cell>
          <table:table-cell office:value-type="float" office:value="45535554" table:formula="msoxl:=IF(SUM(C18:D18)=0,&quot;-&quot;,SUM(C18:D18))" table:style-name="ce2">
            <text:p>45,535,554</text:p>
          </table:table-cell>
          <table:table-cell office:value-type="float" office:value="39200020" table:style-name="ce2">
            <text:p>39,200,020</text:p>
          </table:table-cell>
          <table:table-cell office:value-type="string" table:style-name="ce2">
            <text:p>-</text:p>
          </table:table-cell>
          <table:table-cell office:value-type="float" office:value="39200020" table:formula="msoxl:=IF(SUM(F18:G18)=0,&quot;-&quot;,SUM(F18:G18))" table:style-name="ce2">
            <text:p>39,200,020</text:p>
          </table:table-cell>
          <table:table-cell office:value-type="float" office:value="6335534" table:style-name="ce2">
            <text:p>6,335,534</text:p>
          </table:table-cell>
          <table:table-cell office:value-type="string" table:style-name="ce2">
            <text:p>-</text:p>
          </table:table-cell>
          <table:table-cell office:value-type="float" office:value="6335534" table:formula="msoxl:=IF(SUM(I18:J18)=0,&quot;-&quot;,SUM(I18:J18))" table:style-name="ce2">
            <text:p>6,335,534</text:p>
          </table:table-cell>
          <table:table-cell table:number-columns-repeated="16373" table:style-name="ce6"/>
        </table:table-row>
        <table:table-row table:style-name="ro3">
          <table:table-cell office:value-type="string" table:style-name="ce26">
            <text:p>台南</text:p>
          </table:table-cell>
          <table:table-cell office:value-type="string" table:style-name="ce22">
            <text:p>Tainan</text:p>
          </table:table-cell>
          <table:table-cell office:value-type="float" office:value="20912051" table:style-name="ce2">
            <text:p>20,912,051</text:p>
          </table:table-cell>
          <table:table-cell office:value-type="string" table:style-name="ce2">
            <text:p>-</text:p>
          </table:table-cell>
          <table:table-cell office:value-type="float" office:value="20912051" table:formula="msoxl:=IF(SUM(C19:D19)=0,&quot;-&quot;,SUM(C19:D19))" table:style-name="ce2">
            <text:p>20,912,051</text:p>
          </table:table-cell>
          <table:table-cell office:value-type="float" office:value="18383516" table:style-name="ce2">
            <text:p>18,383,516</text:p>
          </table:table-cell>
          <table:table-cell office:value-type="string" table:style-name="ce2">
            <text:p>-</text:p>
          </table:table-cell>
          <table:table-cell office:value-type="float" office:value="18383516" table:formula="msoxl:=IF(SUM(F19:G19)=0,&quot;-&quot;,SUM(F19:G19))" table:style-name="ce2">
            <text:p>18,383,516</text:p>
          </table:table-cell>
          <table:table-cell office:value-type="float" office:value="2528535" table:style-name="ce2">
            <text:p>2,528,535</text:p>
          </table:table-cell>
          <table:table-cell office:value-type="string" table:style-name="ce2">
            <text:p>-</text:p>
          </table:table-cell>
          <table:table-cell office:value-type="float" office:value="2528535" table:formula="msoxl:=IF(SUM(I19:J19)=0,&quot;-&quot;,SUM(I19:J19))" table:style-name="ce2">
            <text:p>2,528,535</text:p>
          </table:table-cell>
          <table:table-cell table:number-columns-repeated="16373" table:style-name="ce6"/>
        </table:table-row>
        <table:table-row table:number-rows-repeated="2" table:style-name="ro3">
          <table:table-cell office:value-type="string" table:style-name="ce26">
            <text:p><text:s text:c="7"/></text:p>
          </table:table-cell>
          <table:table-cell table:style-name="ce22"/>
          <table:table-cell table:number-columns-repeated="9" table:style-name="ce3"/>
          <table:table-cell table:number-columns-repeated="16373" table:style-name="ce6"/>
        </table:table-row>
        <table:table-row table:style-name="ro3">
          <table:table-cell office:value-type="string" table:style-name="ce26">
            <text:p>高雄</text:p>
          </table:table-cell>
          <table:table-cell office:value-type="string" table:style-name="ce22">
            <text:p>Kaohsiung</text:p>
          </table:table-cell>
          <table:table-cell office:value-type="float" office:value="129288499" table:style-name="ce2">
            <text:p>129,288,499</text:p>
          </table:table-cell>
          <table:table-cell office:value-type="string" table:style-name="ce2">
            <text:p>-</text:p>
          </table:table-cell>
          <table:table-cell office:value-type="float" office:value="129288499" table:formula="msoxl:=IF(SUM(C22:D22)=0,&quot;-&quot;,SUM(C22:D22))" table:style-name="ce2">
            <text:p>129,288,499</text:p>
          </table:table-cell>
          <table:table-cell office:value-type="float" office:value="45991244" table:style-name="ce2">
            <text:p>45,991,244</text:p>
          </table:table-cell>
          <table:table-cell office:value-type="string" table:style-name="ce2">
            <text:p>-</text:p>
          </table:table-cell>
          <table:table-cell office:value-type="float" office:value="45991244" table:formula="msoxl:=IF(SUM(F22:G22)=0,&quot;-&quot;,SUM(F22:G22))" table:style-name="ce2">
            <text:p>45,991,244</text:p>
          </table:table-cell>
          <table:table-cell office:value-type="float" office:value="83297255" table:style-name="ce2">
            <text:p>83,297,255</text:p>
          </table:table-cell>
          <table:table-cell office:value-type="string" table:style-name="ce2">
            <text:p>-</text:p>
          </table:table-cell>
          <table:table-cell office:value-type="float" office:value="83297255" table:formula="msoxl:=IF(SUM(I22:J22)=0,&quot;-&quot;,SUM(I22:J22))" table:style-name="ce2">
            <text:p>83,297,255</text:p>
          </table:table-cell>
          <table:table-cell table:number-columns-repeated="16373" table:style-name="ce6"/>
        </table:table-row>
        <table:table-row table:style-name="ro3">
          <table:table-cell office:value-type="string" table:style-name="ce26">
            <text:p>小港</text:p>
          </table:table-cell>
          <table:table-cell office:value-type="string" table:style-name="ce22">
            <text:p>Hsiaokang</text:p>
          </table:table-cell>
          <table:table-cell office:value-type="float" office:value="32240129" table:style-name="ce2">
            <text:p>32,240,129</text:p>
          </table:table-cell>
          <table:table-cell office:value-type="string" table:style-name="ce2">
            <text:p>-</text:p>
          </table:table-cell>
          <table:table-cell office:value-type="float" office:value="32240129" table:formula="msoxl:=IF(SUM(C23:D23)=0,&quot;-&quot;,SUM(C23:D23))" table:style-name="ce2">
            <text:p>32,240,129</text:p>
          </table:table-cell>
          <table:table-cell office:value-type="float" office:value="30524150" table:style-name="ce2">
            <text:p>30,524,150</text:p>
          </table:table-cell>
          <table:table-cell office:value-type="string" table:style-name="ce2">
            <text:p>-</text:p>
          </table:table-cell>
          <table:table-cell office:value-type="float" office:value="30524150" table:formula="msoxl:=IF(SUM(F23:G23)=0,&quot;-&quot;,SUM(F23:G23))" table:style-name="ce2">
            <text:p>30,524,150</text:p>
          </table:table-cell>
          <table:table-cell office:value-type="float" office:value="1715979" table:style-name="ce2">
            <text:p>1,715,979</text:p>
          </table:table-cell>
          <table:table-cell office:value-type="string" table:style-name="ce2">
            <text:p>-</text:p>
          </table:table-cell>
          <table:table-cell office:value-type="float" office:value="1715979" table:formula="msoxl:=IF(SUM(I23:J23)=0,&quot;-&quot;,SUM(I23:J23))" table:style-name="ce2">
            <text:p>1,715,979</text:p>
          </table:table-cell>
          <table:table-cell table:number-columns-repeated="16373" table:style-name="ce6"/>
        </table:table-row>
        <table:table-row table:style-name="ro3">
          <table:table-cell office:value-type="string" table:style-name="ce26">
            <text:p>金門</text:p>
          </table:table-cell>
          <table:table-cell office:value-type="string" table:style-name="ce22">
            <text:p>Kinmen</text:p>
          </table:table-cell>
          <table:table-cell office:value-type="float" office:value="7237711" table:style-name="ce2">
            <text:p>7,237,711</text:p>
          </table:table-cell>
          <table:table-cell office:value-type="float" office:value="1158320" table:style-name="ce2">
            <text:p>1,158,320</text:p>
          </table:table-cell>
          <table:table-cell office:value-type="float" office:value="8396031" table:formula="msoxl:=IF(SUM(C24:D24)=0,&quot;-&quot;,SUM(C24:D24))" table:style-name="ce2">
            <text:p>8,396,031</text:p>
          </table:table-cell>
          <table:table-cell office:value-type="float" office:value="1843624" table:style-name="ce2">
            <text:p>1,843,624</text:p>
          </table:table-cell>
          <table:table-cell office:value-type="float" office:value="1587212" table:style-name="ce2">
            <text:p>1,587,212</text:p>
          </table:table-cell>
          <table:table-cell office:value-type="float" office:value="3430836" table:formula="msoxl:=IF(SUM(F24:G24)=0,&quot;-&quot;,SUM(F24:G24))" table:style-name="ce2">
            <text:p>3,430,836</text:p>
          </table:table-cell>
          <table:table-cell office:value-type="float" office:value="5394087" table:style-name="ce2">
            <text:p>5,394,087</text:p>
          </table:table-cell>
          <table:table-cell office:value-type="float" office:value="-428892" table:style-name="ce2">
            <text:p>-428,892</text:p>
          </table:table-cell>
          <table:table-cell office:value-type="float" office:value="4965195" table:formula="msoxl:=IF(SUM(I24:J24)=0,&quot;-&quot;,SUM(I24:J24))" table:style-name="ce2">
            <text:p>4,965,195</text:p>
          </table:table-cell>
          <table:table-cell table:number-columns-repeated="16373" table:style-name="ce6"/>
        </table:table-row>
        <table:table-row table:style-name="ro3">
          <table:table-cell office:value-type="string" table:style-name="ce26">
            <text:p>生產地小計</text:p>
          </table:table-cell>
          <table:table-cell office:value-type="string" table:style-name="ce22">
            <text:p>Total</text:p>
          </table:table-cell>
          <table:table-cell office:value-type="float" office:value="1121984388" table:formula="msoxl:=IF(SUM(魚市場收支概況0!C35:C39)+SUM('魚市場收支概況1(續)'!C8:C39)+SUM('魚市場收支概況2(續完)'!C8:C24)=0,&quot;-&quot;,SUM(魚市場收支概況0!C35:C39)+SUM('魚市場收支概況1(續)'!C8:C39)+SUM('魚市場收支概況2(續完)'!C8:C24))" table:style-name="ce23">
            <text:p>1,121,984,388</text:p>
          </table:table-cell>
          <table:table-cell office:value-type="float" office:value="62610142" table:formula="msoxl:=IF(SUM(魚市場收支概況0!D35:D39)+SUM('魚市場收支概況1(續)'!D8:D39)+SUM('魚市場收支概況2(續完)'!D8:D24)=0,&quot;-&quot;,SUM(魚市場收支概況0!D35:D39)+SUM('魚市場收支概況1(續)'!D8:D39)+SUM('魚市場收支概況2(續完)'!D8:D24))" table:style-name="ce23">
            <text:p>62,610,142</text:p>
          </table:table-cell>
          <table:table-cell office:value-type="float" office:value="1184594530" table:formula="msoxl:=IF(SUM(C25:D25)=0,&quot;-&quot;,SUM(C25:D25))" table:style-name="ce23">
            <text:p>1,184,594,530</text:p>
          </table:table-cell>
          <table:table-cell office:value-type="float" office:value="883252323" table:formula="msoxl:=IF(SUM(魚市場收支概況0!F35:F39)+SUM('魚市場收支概況1(續)'!F8:F39)+SUM('魚市場收支概況2(續完)'!F8:F24)=0,&quot;-&quot;,SUM(魚市場收支概況0!F35:F39)+SUM('魚市場收支概況1(續)'!F8:F39)+SUM('魚市場收支概況2(續完)'!F8:F24))" table:style-name="ce23">
            <text:p>883,252,323</text:p>
          </table:table-cell>
          <table:table-cell office:value-type="float" office:value="47583275" table:formula="msoxl:=IF(SUM(魚市場收支概況0!G35:G39)+SUM('魚市場收支概況1(續)'!G8:G39)+SUM('魚市場收支概況2(續完)'!G8:G24)=0,&quot;-&quot;,SUM(魚市場收支概況0!G35:G39)+SUM('魚市場收支概況1(續)'!G8:G39)+SUM('魚市場收支概況2(續完)'!G8:G24))" table:style-name="ce23">
            <text:p>47,583,275</text:p>
          </table:table-cell>
          <table:table-cell office:value-type="float" office:value="930835598" table:formula="msoxl:=IF(SUM(F25:G25)=0,&quot;-&quot;,SUM(F25:G25))" table:style-name="ce23">
            <text:p>930,835,598</text:p>
          </table:table-cell>
          <table:table-cell office:value-type="float" office:value="238732065" table:formula="msoxl:=IF(SUM(魚市場收支概況0!I35:I39)+SUM('魚市場收支概況1(續)'!I8:I39)+SUM('魚市場收支概況2(續完)'!I8:I24)=0,&quot;-&quot;,SUM(魚市場收支概況0!I35:I39)+SUM('魚市場收支概況1(續)'!I8:I39)+SUM('魚市場收支概況2(續完)'!I8:I24))" table:style-name="ce23">
            <text:p>238,732,065</text:p>
          </table:table-cell>
          <table:table-cell office:value-type="float" office:value="15026867" table:formula="msoxl:=IF(SUM(魚市場收支概況0!J35:J39)+SUM('魚市場收支概況1(續)'!J8:J39)+SUM('魚市場收支概況2(續完)'!J8:J24)=0,&quot;-&quot;,SUM(魚市場收支概況0!J35:J39)+SUM('魚市場收支概況1(續)'!J8:J39)+SUM('魚市場收支概況2(續完)'!J8:J24))" table:style-name="ce23">
            <text:p>15,026,867</text:p>
          </table:table-cell>
          <table:table-cell office:value-type="float" office:value="253758932" table:formula="msoxl:=IF(SUM(I25:J25)=0,&quot;-&quot;,SUM(I25:J25))" table:style-name="ce23">
            <text:p>253,758,932</text:p>
          </table:table-cell>
          <table:table-cell table:number-columns-repeated="16373" table:style-name="ce6"/>
        </table:table-row>
        <table:table-row table:number-rows-repeated="13" table:style-name="ro3">
          <table:table-cell office:value-type="string" table:style-name="ce26">
            <text:p><text:s text:c="7"/></text:p>
          </table:table-cell>
          <table:table-cell office:value-type="string" table:style-name="ce22">
            <text:p><text:s text:c="7"/></text:p>
          </table:table-cell>
          <table:table-cell table:number-columns-repeated="9" table:style-name="ce3"/>
          <table:table-cell table:number-columns-repeated="16373" table:style-name="ce6"/>
        </table:table-row>
        <table:table-row table:style-name="ro3">
          <table:table-cell office:value-type="string" table:style-name="ce29">
            <text:p><text:s text:c="7"/></text:p>
          </table:table-cell>
          <table:table-cell office:value-type="string" table:style-name="ce17">
            <text:p><text:s text:c="7"/></text:p>
          </table:table-cell>
          <table:table-cell table:number-columns-repeated="9" table:style-name="ce4"/>
          <table:table-cell table:number-columns-repeated="16373" table:style-name="ce6"/>
        </table:table-row>
        <table:table-row table:number-rows-repeated="104853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細明體" svg:font-family="細明體"/>
    <style:font-face style:name="微軟正黑體" svg:font-family="微軟正黑體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56"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511811023622047in" fo:margin-bottom="0.511811023622047in" fo:margin-left="0.511811023622047in" fo:margin-right="0.511811023622047in" style:print-orientation="landscape" style:print-page-order="ttb" style:first-page-number="continue" style:scale-to="99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李境超</meta:initial-creator>
    <dc:creator>李境超</dc:creator>
    <meta:creation-date>2017-09-25T06:49:22Z</meta:creation-date>
    <dc:date>2017-09-25T06:49:22Z</dc:date>
    <meta:print-date>2017-09-25T06:49:10Z</meta:print-date>
  </office:meta>
</office:document-meta>
</file>